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5"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6" style:family="paragraph" style:parent-style-name="Preformatted_20_Text">
      <style:paragraph-properties fo:margin-top="0in" fo:margin-bottom="0.1965in" style:contextual-spacing="false" fo:orphans="2" fo:widows="2"/>
      <style:text-properties officeooo:paragraph-rsid="0129acb3"/>
    </style:style>
    <style:style style:name="P247" style:family="paragraph" style:parent-style-name="Preformatted_20_Text">
      <style:paragraph-properties fo:margin-top="0in" fo:margin-bottom="0.1965in" style:contextual-spacing="false" fo:orphans="2" fo:widows="2"/>
      <style:text-properties officeooo:paragraph-rsid="012af739"/>
    </style:style>
    <style:style style:name="P248"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9"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0"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1"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2"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3"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4"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5"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6"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7"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officeooo:rsid="00138ae7"/>
    </style:style>
    <style:style style:name="T13" style:family="text">
      <style:text-properties officeooo:rsid="001665a2"/>
    </style:style>
    <style:style style:name="T14" style:family="text">
      <style:text-properties officeooo:rsid="0017ea70"/>
    </style:style>
    <style:style style:name="T15" style:family="text">
      <style:text-properties officeooo:rsid="001b4d79"/>
    </style:style>
    <style:style style:name="T16" style:family="text">
      <style:text-properties officeooo:rsid="001dacb6"/>
    </style:style>
    <style:style style:name="T17" style:family="text">
      <style:text-properties officeooo:rsid="001e0be1"/>
    </style:style>
    <style:style style:name="T18" style:family="text">
      <style:text-properties officeooo:rsid="0020b6cc"/>
    </style:style>
    <style:style style:name="T19" style:family="text">
      <style:text-properties officeooo:rsid="0020c67d"/>
    </style:style>
    <style:style style:name="T20" style:family="text">
      <style:text-properties officeooo:rsid="00224e13"/>
    </style:style>
    <style:style style:name="T21" style:family="text">
      <style:text-properties officeooo:rsid="00237e97"/>
    </style:style>
    <style:style style:name="T22" style:family="text">
      <style:text-properties officeooo:rsid="0024bf1a"/>
    </style:style>
    <style:style style:name="T23" style:family="text">
      <style:text-properties officeooo:rsid="00270eaa"/>
    </style:style>
    <style:style style:name="T24" style:family="text">
      <style:text-properties officeooo:rsid="00282b4c"/>
    </style:style>
    <style:style style:name="T25" style:family="text">
      <style:text-properties officeooo:rsid="0029bfbe"/>
    </style:style>
    <style:style style:name="T26" style:family="text">
      <style:text-properties officeooo:rsid="002a3d17"/>
    </style:style>
    <style:style style:name="T27" style:family="text">
      <style:text-properties officeooo:rsid="002ebbfd"/>
    </style:style>
    <style:style style:name="T28" style:family="text">
      <style:text-properties officeooo:rsid="00310bb2"/>
    </style:style>
    <style:style style:name="T29" style:family="text">
      <style:text-properties officeooo:rsid="0034faf8"/>
    </style:style>
    <style:style style:name="T30" style:family="text">
      <style:text-properties officeooo:rsid="0036e000"/>
    </style:style>
    <style:style style:name="T31" style:family="text">
      <style:text-properties officeooo:rsid="00392d56"/>
    </style:style>
    <style:style style:name="T32" style:family="text">
      <style:text-properties officeooo:rsid="003ef1ee"/>
    </style:style>
    <style:style style:name="T33" style:family="text">
      <style:text-properties officeooo:rsid="003f6210"/>
    </style:style>
    <style:style style:name="T34" style:family="text">
      <style:text-properties officeooo:rsid="0040bb44"/>
    </style:style>
    <style:style style:name="T35" style:family="text">
      <style:text-properties officeooo:rsid="00411d33"/>
    </style:style>
    <style:style style:name="T36" style:family="text">
      <style:text-properties officeooo:rsid="0041d9ce"/>
    </style:style>
    <style:style style:name="T37" style:family="text">
      <style:text-properties officeooo:rsid="0042944b"/>
    </style:style>
    <style:style style:name="T38" style:family="text">
      <style:text-properties officeooo:rsid="00489569"/>
    </style:style>
    <style:style style:name="T39" style:family="text">
      <style:text-properties officeooo:rsid="004aeb8e"/>
    </style:style>
    <style:style style:name="T40" style:family="text">
      <style:text-properties officeooo:rsid="004ce0db"/>
    </style:style>
    <style:style style:name="T41" style:family="text">
      <style:text-properties officeooo:rsid="004f4f11"/>
    </style:style>
    <style:style style:name="T42" style:family="text">
      <style:text-properties officeooo:rsid="005107a6"/>
    </style:style>
    <style:style style:name="T43" style:family="text">
      <style:text-properties officeooo:rsid="00531bc4"/>
    </style:style>
    <style:style style:name="T44" style:family="text">
      <style:text-properties officeooo:rsid="00546731"/>
    </style:style>
    <style:style style:name="T45" style:family="text">
      <style:text-properties officeooo:rsid="0059ae87"/>
    </style:style>
    <style:style style:name="T46" style:family="text">
      <style:text-properties officeooo:rsid="005ddfa4"/>
    </style:style>
    <style:style style:name="T47" style:family="text">
      <style:text-properties officeooo:rsid="0060b730"/>
    </style:style>
    <style:style style:name="T48" style:family="text">
      <style:text-properties officeooo:rsid="0062a965"/>
    </style:style>
    <style:style style:name="T49" style:family="text">
      <style:text-properties officeooo:rsid="006a712b"/>
    </style:style>
    <style:style style:name="T50" style:family="text">
      <style:text-properties officeooo:rsid="006e78d7"/>
    </style:style>
    <style:style style:name="T51" style:family="text">
      <style:text-properties officeooo:rsid="00705148"/>
    </style:style>
    <style:style style:name="T52" style:family="text">
      <style:text-properties officeooo:rsid="00748997"/>
    </style:style>
    <style:style style:name="T53" style:family="text">
      <style:text-properties officeooo:rsid="007b1121"/>
    </style:style>
    <style:style style:name="T54" style:family="text">
      <style:text-properties officeooo:rsid="007f61b6"/>
    </style:style>
    <style:style style:name="T55" style:family="text">
      <style:text-properties officeooo:rsid="00807cd4"/>
    </style:style>
    <style:style style:name="T56" style:family="text">
      <style:text-properties officeooo:rsid="00815bd8"/>
    </style:style>
    <style:style style:name="T57" style:family="text">
      <style:text-properties officeooo:rsid="008687e2"/>
    </style:style>
    <style:style style:name="T58" style:family="text">
      <style:text-properties officeooo:rsid="008a7b7c"/>
    </style:style>
    <style:style style:name="T59" style:family="text">
      <style:text-properties officeooo:rsid="008c1028"/>
    </style:style>
    <style:style style:name="T60" style:family="text">
      <style:text-properties officeooo:rsid="008f9fe7"/>
    </style:style>
    <style:style style:name="T61" style:family="text">
      <style:text-properties officeooo:rsid="006a53c7"/>
    </style:style>
    <style:style style:name="T62" style:family="text">
      <style:text-properties officeooo:rsid="009180ed"/>
    </style:style>
    <style:style style:name="T63" style:family="text">
      <style:text-properties officeooo:rsid="000946d8"/>
    </style:style>
    <style:style style:name="T64" style:family="text">
      <style:text-properties officeooo:rsid="0096851b"/>
    </style:style>
    <style:style style:name="T65" style:family="text">
      <style:text-properties officeooo:rsid="0098398a"/>
    </style:style>
    <style:style style:name="T66" style:family="text">
      <style:text-properties officeooo:rsid="0098caeb"/>
    </style:style>
    <style:style style:name="T67" style:family="text">
      <style:text-properties officeooo:rsid="00994c80"/>
    </style:style>
    <style:style style:name="T68" style:family="text">
      <style:text-properties officeooo:rsid="0099db24"/>
    </style:style>
    <style:style style:name="T69" style:family="text">
      <style:text-properties officeooo:rsid="009a69e4"/>
    </style:style>
    <style:style style:name="T70" style:family="text">
      <style:text-properties officeooo:rsid="009c4750"/>
    </style:style>
    <style:style style:name="T71" style:family="text">
      <style:text-properties officeooo:rsid="009da1fc"/>
    </style:style>
    <style:style style:name="T72" style:family="text">
      <style:text-properties officeooo:rsid="009dab4e"/>
    </style:style>
    <style:style style:name="T73" style:family="text">
      <style:text-properties officeooo:rsid="009efa85"/>
    </style:style>
    <style:style style:name="T74" style:family="text">
      <style:text-properties officeooo:rsid="00a0775c"/>
    </style:style>
    <style:style style:name="T75" style:family="text">
      <style:text-properties officeooo:rsid="00a19eca"/>
    </style:style>
    <style:style style:name="T76" style:family="text">
      <style:text-properties officeooo:rsid="00a5882b"/>
    </style:style>
    <style:style style:name="T77" style:family="text">
      <style:text-properties officeooo:rsid="00aa0e56"/>
    </style:style>
    <style:style style:name="T78" style:family="text">
      <style:text-properties officeooo:rsid="00ab790a"/>
    </style:style>
    <style:style style:name="T79" style:family="text">
      <style:text-properties officeooo:rsid="00abf2e7"/>
    </style:style>
    <style:style style:name="T80" style:family="text">
      <style:text-properties officeooo:rsid="00ac0079"/>
    </style:style>
    <style:style style:name="T81" style:family="text">
      <style:text-properties officeooo:rsid="00ad8bc6"/>
    </style:style>
    <style:style style:name="T82" style:family="text">
      <style:text-properties officeooo:rsid="00b1ec9b"/>
    </style:style>
    <style:style style:name="T83" style:family="text">
      <style:text-properties officeooo:rsid="00b4b4cd"/>
    </style:style>
    <style:style style:name="T84" style:family="text">
      <style:text-properties officeooo:rsid="00b4f32a"/>
    </style:style>
    <style:style style:name="T85" style:family="text">
      <style:text-properties officeooo:rsid="00b5d51a"/>
    </style:style>
    <style:style style:name="T86" style:family="text">
      <style:text-properties officeooo:rsid="00b64a18"/>
    </style:style>
    <style:style style:name="T87" style:family="text">
      <style:text-properties officeooo:rsid="00bf6d10"/>
    </style:style>
    <style:style style:name="T88" style:family="text">
      <style:text-properties officeooo:rsid="00c1164e"/>
    </style:style>
    <style:style style:name="T89" style:family="text">
      <style:text-properties officeooo:rsid="00c14981"/>
    </style:style>
    <style:style style:name="T90" style:family="text">
      <style:text-properties officeooo:rsid="00c4d1e1"/>
    </style:style>
    <style:style style:name="T91" style:family="text">
      <style:text-properties officeooo:rsid="00c58e13"/>
    </style:style>
    <style:style style:name="T92" style:family="text">
      <style:text-properties officeooo:rsid="00c6e5b3"/>
    </style:style>
    <style:style style:name="T93" style:family="text">
      <style:text-properties officeooo:rsid="00c74b94"/>
    </style:style>
    <style:style style:name="T94" style:family="text">
      <style:text-properties officeooo:rsid="00c90216"/>
    </style:style>
    <style:style style:name="T95" style:family="text">
      <style:text-properties officeooo:rsid="00ca92a7"/>
    </style:style>
    <style:style style:name="T96" style:family="text">
      <style:text-properties officeooo:rsid="00cc8003"/>
    </style:style>
    <style:style style:name="T97" style:family="text">
      <style:text-properties officeooo:rsid="00db35dc"/>
    </style:style>
    <style:style style:name="T98" style:family="text">
      <style:text-properties officeooo:rsid="00de5a9c"/>
    </style:style>
    <style:style style:name="T99" style:family="text">
      <style:text-properties officeooo:rsid="00e0913e"/>
    </style:style>
    <style:style style:name="T100" style:family="text">
      <style:text-properties officeooo:rsid="00e14347"/>
    </style:style>
    <style:style style:name="T101" style:family="text">
      <style:text-properties officeooo:rsid="00e42941"/>
    </style:style>
    <style:style style:name="T102" style:family="text">
      <style:text-properties officeooo:rsid="00e53b33"/>
    </style:style>
    <style:style style:name="T103" style:family="text">
      <style:text-properties officeooo:rsid="00e6e316"/>
    </style:style>
    <style:style style:name="T104" style:family="text">
      <style:text-properties officeooo:rsid="00e8b5ed"/>
    </style:style>
    <style:style style:name="T105" style:family="text">
      <style:text-properties officeooo:rsid="00e9ec8e"/>
    </style:style>
    <style:style style:name="T106" style:family="text">
      <style:text-properties officeooo:rsid="00ecb235"/>
    </style:style>
    <style:style style:name="T107" style:family="text">
      <style:text-properties officeooo:rsid="00f2075f"/>
    </style:style>
    <style:style style:name="T108" style:family="text">
      <style:text-properties officeooo:rsid="00f3f026"/>
    </style:style>
    <style:style style:name="T109" style:family="text">
      <style:text-properties officeooo:rsid="00f854e4"/>
    </style:style>
    <style:style style:name="T110" style:family="text">
      <style:text-properties officeooo:rsid="00f91eca"/>
    </style:style>
    <style:style style:name="T111" style:family="text">
      <style:text-properties officeooo:rsid="0102a22b"/>
    </style:style>
    <style:style style:name="T112" style:family="text">
      <style:text-properties officeooo:rsid="0105b499"/>
    </style:style>
    <style:style style:name="T113" style:family="text">
      <style:text-properties officeooo:rsid="0109b70d"/>
    </style:style>
    <style:style style:name="T114" style:family="text">
      <style:text-properties officeooo:rsid="010a8946"/>
    </style:style>
    <style:style style:name="T115" style:family="text">
      <style:text-properties officeooo:rsid="010c952e"/>
    </style:style>
    <style:style style:name="T116" style:family="text">
      <style:text-properties officeooo:rsid="010de3fc"/>
    </style:style>
    <style:style style:name="T117" style:family="text">
      <style:text-properties officeooo:rsid="01116934"/>
    </style:style>
    <style:style style:name="T118" style:family="text">
      <style:text-properties officeooo:rsid="011243fe"/>
    </style:style>
    <style:style style:name="T119" style:family="text">
      <style:text-properties style:font-name="monospace" fo:font-size="10pt"/>
    </style:style>
    <style:style style:name="T120" style:family="text">
      <style:text-properties fo:color="#000000" loext:opacity="100%" style:font-name="sans-serif" fo:background-color="transparent" loext:char-shading-value="0"/>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1">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6">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2">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2">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3">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4">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3"> </text:span><text:span text:style-name="T14">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5">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6">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7">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8">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19">s</text:span>. <text:span text:style-name="T19">Moonshadow</text:span> is a <text:span text:style-name="T19">sinister enchantress</text:span> <text:span text:style-name="T19">able to seduce even the most strongest sorcerer. </text:span><text:s text:c="2"/><text:span text:style-name="T19">Sh</text:span>e <text:span text:style-name="T19">didn’t officially go to school, but instead managed to sneak into Fairy Godcollege where she attempted to corrupt everyone there, at least until Max got banished. <text:s/>With Max gone, she </text:span><text:span text:style-name="T20">couldn’t very well use her magic so she went underground</text:span><text:span text:style-name="T19">, </text:span><text:span text:style-name="T20">and </text:span><text:span text:style-name="T19">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0">When</text:span> he was banished, <text:span text:style-name="T20">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1">e</text:span>my <text:span text:style-name="T21">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2">skills.</text:span></text:p>
      <text:p text:style-name="P39"/>
      <text:p text:style-name="P40">EVM: <text:s/><text:span text:style-name="T22">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2">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3">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4">(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5">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5">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6">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2">ss</text:span> Prep. <text:s/>Here’s a map but only half of it works at a time. <text:s/><text:span text:style-name="T27">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8">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2">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29">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0">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1">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2">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3">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4">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5">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6">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7">Kurt, the Cowardly Werewolf</text:span> Plot Outline:</text:p>
      <text:p text:style-name="P56"/>
      <text:p text:style-name="P56">Main Plot – <text:span text:style-name="T37">As there is no known way to reverse the results of getting by a cursed wolf, Kurt seeks a way to get rid of his cowardice and to get back at Red for capturing and killing his Uncle Ulrich.</text:span></text:p>
      <text:p text:style-name="P56"/>
      <text:p text:style-name="P56">Sub-Plot – <text:span text:style-name="T37">Kurt also wants to help those that helped him and tries to get the werewolves to join them.</text:span></text:p>
      <text:p text:style-name="P56"/>
      <text:p text:style-name="P56">Main Plot Outline: </text:p>
      <text:p text:style-name="P56"/>
      <text:p text:style-name="P56">II: <text:span text:style-name="T37">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8">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39">V</text:span>iolet to st<text:span text:style-name="T39">ea</text:span>l half of his magic. <text:s/>Max starts the min<text:span text:style-name="T39">e</text:span>s back up again and forces tourists to work <text:span text:style-name="T39">them</text:span> as he also starts to experimenting again. The dwarfs tr<text:span text:style-name="T39">y</text:span> to stand up to him but he gets the Gnomes to hold them hostage. <text:s text:c="2"/>Barty, king of the Gnomes, even gets Roland’s Dad, a giant, to work the great ore processing machine.</text:p>
      <text:p text:style-name="P71"/>
      <text:p text:style-name="P72">MP: H<text:span text:style-name="T39">u</text:span>bert find<text:span text:style-name="T39">s</text:span> someone from our realm to help him save the land<text:span text:style-name="T39">s.</text:span> <text:s/><text:span text:style-name="T39">M</text:span>ax gets <text:span text:style-name="T39">V</text:span>iolet to turn the <text:span text:style-name="T39">k</text:span>night, Sir William, into a unicorn and sets the black knight to hunt him. <text:s text:c="2"/>As the first tourist gains magical ability he is also <text:span text:style-name="T39">becomes </text:span>zombified <text:span text:style-name="T39">(unable to do anything of his own free will)</text:span>. <text:s/><text:span text:style-name="T39">H</text:span>e gets <text:span text:style-name="T39">R</text:span>ed <text:span text:style-name="T39">R</text:span>iding <text:span text:style-name="T39">H</text:span>ood out of hiding, and has her attempt to build an army of werewolves, <text:span text:style-name="T39">and </text:span>also has Bart kidnap the princess.</text:p>
      <text:p text:style-name="P72"/>
      <text:p text:style-name="P73">PP2: The princesses <text:span text:style-name="T39">is </text:span>rescued as the first batch of magic zombified warriors are complete. <text:s/>Max takes them to the site of the portal, which is in the clouds next to the administration castle. <text:s/><text:span text:style-name="T39">The </text:span>Princess manages to fix <text:span text:style-name="T39">Crooktooth’s</text:span> teeth who then commands all the other dragons to stop terrorizing <text:span text:style-name="T39">t</text:span>he <text:span text:style-name="T39">v</text:span>illages.</text:p>
      <text:p text:style-name="P73"/>
      <text:p text:style-name="P73"><text:span text:style-name="T39">C</text:span>: Curt manages to convince some of the werewolves to fight for the good guys. <text:s/>Roland gets John into the mines to rescue the tourist<text:span text:style-name="T39">s</text:span> only to get trapped himself. <text:s text:c="2"/>The <text:span text:style-name="T39">C</text:span>ount builds up his vampire army and Sir William is turned back into a <text:span text:style-name="T39">k</text:span>night and gathers his armies,</text:p>
      <text:p text:style-name="P73"/>
      <text:p text:style-name="P73"><text:soft-page-break/><text:span text:style-name="T39">R</text:span>: <text:span text:style-name="T39">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0">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0">s</text:span>i<text:span text:style-name="T110">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2">gets a dispatch from Violet, saying where Sir William was last seen.</text:span></text:p>
      <text:p text:style-name="P80"/>
      <text:p text:style-name="P81">PP2: <text:span text:style-name="T42">At last, the Black Knight catches up to </text:span><text:span text:style-name="T41">Sir William.</text:span></text:p>
      <text:p text:style-name="P81"><text:s text:c="2"/></text:p>
      <text:p text:style-name="P80"><text:span text:style-name="T42">C</text:span>: <text:span text:style-name="T43">Sir William gives the Black Knight a merry chase</text:span>. <text:span text:style-name="T43">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2">R</text:span>: <text:span text:style-name="T43">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4">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5">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5">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6">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7">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8">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1">(</text:span>II<text:span text:style-name="T51">)</text:span> – is the thing that sets the story in motion, Plot Point 1 <text:span text:style-name="T51">(</text:span>PP1<text:span text:style-name="T51">)</text:span> – is a turning point that reveals some important information and possibly is a point of no return from the main or pov character. <text:s/>Mid<text:span text:style-name="T51">p</text:span>oint <text:span text:style-name="T51">(</text:span>MP<text:span text:style-name="T51">)</text:span> is where the story takes a turn in another direction, Plot Point 2 <text:span text:style-name="T51">(</text:span>PP2<text:span text:style-name="T51">)</text:span> – where the main character resolves to see the story through, which results in a Climax <text:span text:style-name="T51">(</text:span>C<text:span text:style-name="T51">)</text:span> and a Resolution <text:span text:style-name="T51">(</text:span>R<text:span text:style-name="T51">)</text:span>. <text:s/>The game is played in between these points, <text:span text:style-name="T51">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1">an</text:span> evil wizard that was banished has returned. <text:s/>Under the guise of “Chief of Operations” of Enchanted Ltd, he uses the Knights Academy to train real soldiers. <text:s/>Evil dragons are plaguing small villages. <text:s/>Fairy GodCollege <text:span text:style-name="T49">is using witches pretending to be Fairy Godmother</text:span><text:span text:style-name="T51">s</text:span><text:span text:style-name="T49"> to ‘</text:span><text:span text:style-name="T51">convince’</text:span><text:span text:style-name="T49"> women into becoming witches. <text:s/>Wizard U. </text:span><text:span text:style-name="T51">and </text:span><text:span text:style-name="T49">Princess Prep </text:span><text:span text:style-name="T51">are </text:span><text:span text:style-name="T49">closed </text:span><text:span text:style-name="T51">down</text:span><text:span text:style-name="T49">. <text:s/>A princess from another realm is captured by the evil </text:span><text:span text:style-name="T51">one</text:span><text:span text:style-name="T49">. <text:s/>He also secretly starts up his mines and enslaves </text:span><text:span text:style-name="T51">tourists</text:span><text:span text:style-name="T49"> to mine a special magical ore called “quicksilver” which is what powers the magic in the kingdom.</text:span></text:p>
      <text:p text:style-name="P105"/>
      <text:p text:style-name="P106">M<text:span text:style-name="T50">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0">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0">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2">rest of the </text:span>dwarfs be<text:span text:style-name="T52">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3">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3">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3">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1">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4">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5">I do understand why you turned me into a unicorn. <text:s/>A unicorn is magnificent to look at, run at great speeds, and are very strong. <text:s/>Not unlike myself. <text:s/>Not as a point for bragging, but rather as </text:span><text:soft-page-break/><text:span text:style-name="T55">qualities useful for the betterment of mankind. <text:s/>AS I would use these gifts to help people instead of just helping myself. <text:s/>I hope you can find it in your heart to forgive me for turning you out on that dark and story night. <text:s/></text:span><text:span text:style-name="T56">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2">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7">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8">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7">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59">K</text:span>night <text:span text:style-name="T59">S</text:span><text:span text:style-name="T58">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2">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3">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4">Hit </text:span>1 <text:span text:style-name="T64">If</text:span> you wish to go to the study.</text:p>
      <text:p text:style-name="P137"><text:span text:style-name="T64">Hit </text:span>2 <text:span text:style-name="T64">If you wish to go to the hat room.</text:span> </text:p>
      <text:p text:style-name="P137"><text:span text:style-name="T64">Hit 3 If</text:span> <text:span text:style-name="T64">you w</text:span>ould you like to examine the “Book of spells”</text:p>
      <text:p text:style-name="P137"/>
      <text:p text:style-name="P138"><text:span text:style-name="T65">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3">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6">and the </text:span><text:span text:style-name="T63">Administration </text:span><text:span text:style-name="T66">Castle </text:span><text:span text:style-name="T63">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6">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7">He also didn’t have many friends, and had never been on a date, even though he was 19. </text:span><text:s/>After some observation, he noticed that John always stopped by the local Minute Mart, to pick up his favorite “Benny Wonky” chocolate bar, <text:span text:style-name="T67">after work</text:span>. <text:s/><text:span text:style-name="T67">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7">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2">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4">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2">y</text:span> hat and beard, said “Welcome to Enchanted Lands.” “<text:span text:style-name="T68">Enchanted Lands?” asked John. <text:s/>“Yes. <text:s/>You’ve no doubt heard about “other” magic kingdom?” <text:s/>“You mean Dis-” “Uhh yes… that one. <text:s/>Well this is a *real* magic kingdom!” <text:s/>“Well it </text:span><text:soft-page-break/><text:span text:style-name="T68">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69">I couldn’t have chosen a more perfect candidate.” <text:s/>“Uhh I have friends. I don’t read books ALL the time.” <text:s/>Hubert then proceeds to tell him why he’s perfect for the job, and eventually John relents. <text:s/></text:span><text:span text:style-name="T73">John then relates all of the events that happened to him when he got there. <text:s/>When he came to the Princess whom he just thought was a beautiful woman, Hubert realized she was the Princess from Verdance schedule</text:span><text:span text:style-name="T82">d</text:span><text:span text:style-name="T73">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0">Hubert </text:span>then <text:span text:style-name="T70">sends John over to Knight School </text:span>and Princess Prep to get some answers. <text:s/>First thing John does is find a way to get onto the school grounds. <text:s/>By observing the guards and various Knights and others going in and out, he devises his way in. <text:s/><text:span text:style-name="T74">At the entrance to the grounds, are two armored guards arguing with each other, but standing in place. <text:s/>There are various souvenir stands and food carts around the entrance. </text:span><text:span text:style-name="T75">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5">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3">Several Knights are walking around. <text:s/>Even the various cliques like those formed in school are on display. <text:s/>There are a few, what looks to be princesses. <text:s/>Admiring the “Jock” Knights as the</text:span><text:span text:style-name="T82">y</text:span><text:span text:style-name="T73">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3">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4">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6">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7">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8">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8">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2">He then </text:span>travel<text:span text:style-name="T82">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2">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0">th</text:span> <text:span text:style-name="T80">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79">Anything for you, my old friend.” <text:s/>With that The Count did indeed turn into a bat, with a flash of smoke, he was off toward the hotel. <text:s/></text:span><text:span text:style-name="T80">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2">the Count</text:span><text:span text:style-name="T80">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5">chained</text:span><text:span text:style-name="T80"> up to a wine cask. </text:span></text:p>
      <text:p text:style-name="P157"/>
      <text:p text:style-name="P159">The count returned later, to SFC <text:span text:style-name="T81">to bring back the news. <text:s/>“Well boys, it looks like our beloved Princess Karin of Verdance, is actually </text:span><text:span text:style-name="T85">chained</text:span><text:span text:style-name="T81">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3">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3">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3">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4">demand</text:span><text:span text:style-name="T83"> what they want, when they want it, without regards to anyone else’s feelings.” “</text:span><text:span text:style-name="T84">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6">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6">starts searching</text:span> Karin, <text:span text:style-name="T86">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6">B</text:span>efore he realizes he doesn't have the real papers, the cook grabs a covered tray heads down toward the cellar, and convinces the guard <text:span text:style-name="T86">there, </text:span>that she's just going to feed the Princess. When she's in close proximity she hands the princess the papers. <text:s/><text:span text:style-name="T86">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6">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7">While inside</text:span> Princess Prep <text:span text:style-name="T87">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7">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89">T</text:span>ourists and citizens alike have started disappearing. <text:s/></text:p>
      <text:p text:style-name="P178">Hubert, friend and advisor to the King, <text:span text:style-name="T89">brings</text:span> in John from our realm to help.</text:p>
      <text:p text:style-name="P178">A princess from another realm is kidnapped</text:p>
      <text:p text:style-name="P177">Hubert sends John over to Knight School and Princess Prep. <text:s/></text:p>
      <text:p text:style-name="P177"><text:span text:style-name="T89">John</text:span> learns th<text:span text:style-name="T90">at</text:span> <text:span text:style-name="T89">a </text:span>Princess was set to speak at the school but hasn’t shown up.</text:p>
      <text:p text:style-name="P177"><text:span text:style-name="T89">Princess Prep is already closed</text:span>. <text:s/></text:p>
      <text:p text:style-name="P177">Knight School started training with real weapons. <text:s/></text:p>
      <text:p text:style-name="P177">Dragons are terrorizing small villages. <text:s/></text:p>
      <text:p text:style-name="P177"><text:span text:style-name="T89">I</text:span><text:span text:style-name="T87">nside</text:span> Princess Prep <text:span text:style-name="T87">John </text:span><text:span text:style-name="T89">learns</text:span> <text:span text:style-name="T90">the </text:span>princess was <text:span text:style-name="T89">t</text:span>o <text:span text:style-name="T89">go to</text:span> the Grand Enchanted Landian Hotel. <text:s/></text:p>
      <text:p text:style-name="P177">Hubert himself sneaks into Wizard U.</text:p>
      <text:p text:style-name="P177"><text:span text:style-name="T89">He </text:span>finds the Wizard Professors have all been trapped in their own “Hall Of Fame” paintings.</text:p>
      <text:p text:style-name="P177"><text:span text:style-name="T89">One painting is missing which</text:span> Hubert realizes was Maximilian Spell’s own painting.</text:p>
      <text:p text:style-name="P177"><text:span text:style-name="T89">Hubert R</text:span>ealizes he must have somehow gotten back into the lands. <text:s/></text:p>
      <text:p text:style-name="P177"><text:span text:style-name="T89">He checks</text:span> out Fairy Godcollege.</text:p>
      <text:p text:style-name="P177"><text:span text:style-name="T89">Hubert</text:span> talks to a teacher he knows, who informs him, Violet Moonshadow is also back.</text:p>
      <text:p text:style-name="P177"><text:span text:style-name="T89">Violet h</text:span>as forced all the <text:span text:style-name="T89">would-be</text:span> Fairy Godmothers <text:span text:style-name="T89">to train as</text:span> evil witches. <text:s/></text:p>
      <text:p text:style-name="P177"><text:span text:style-name="T89">John and Hubert</text:span> rendezvous <text:span text:style-name="T89">at Scarborough Faire Chicken.</text:span></text:p>
      <text:p text:style-name="P177"><text:span text:style-name="T89">T</text:span>hey decide they need to find the princess, and their first lead is the hotel. <text:s/></text:p>
      <text:p text:style-name="P177">Hubert calls his old friend, The Count, <text:span text:style-name="T90">to </text:span>turn into a bat and <text:span text:style-name="T89">spy out</text:span> any trace of the Princess. <text:s/></text:p>
      <text:p text:style-name="P177">The Princess manages to escape her ropes with the help of some mice. </text:p>
      <text:p text:style-name="P177"><text:span text:style-name="T89">S</text:span>he <text:span text:style-name="T89">then </text:span>tries to escape by getting into the dumbwaiter, to which she’s forced upstairs.</text:p>
      <text:p text:style-name="P177"><text:span text:style-name="T89">S</text:span>he stumbles upon a room with some maps and things, which she <text:span text:style-name="T90">grabs</text:span>, but is recaptured. <text:s/></text:p>
      <text:p text:style-name="P177"><text:span text:style-name="T89">T</text:span><text:span text:style-name="T87">he Count comes back and tells </text:span><text:span text:style-name="T89">John and Hubert what he found.</text:span></text:p>
      <text:p text:style-name="P177">Hubert and John go and rescue her. where she shows him the <text:span text:style-name="T89">papers.</text:span></text:p>
      <text:p text:style-name="P177"><text:soft-page-break/><text:span text:style-name="T88">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0">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0">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1">has closed.</text:span></text:p>
      <text:p text:style-name="P180"><text:span text:style-name="T89">T</text:span>ourists and citizens alike have started disappearing. <text:s/></text:p>
      <text:p text:style-name="P180">Hubert, friend and advisor to the King, <text:span text:style-name="T89">brings</text:span> in John from our realm to help.</text:p>
      <text:p text:style-name="P180">A princess from another realm is kidnapped, <text:span text:style-name="T91">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3">He</text:span> learns <text:span text:style-name="T89">a </text:span>Princess was set to speak at <text:span text:style-name="T93">Princess Prep</text:span> but <text:span text:style-name="T91">didn’t</text:span> show up <text:span text:style-name="T91">before it closed</text:span>.</text:p>
      <text:p text:style-name="P180"><text:span text:style-name="T91">John also finds out that </text:span>Knight School started training with real weapons. <text:s/></text:p>
      <text:p text:style-name="P180"><text:span text:style-name="T91">John is also learning d</text:span>ragons are terrorizing small villages. <text:s/></text:p>
      <text:p text:style-name="P179">John sneaks into Princess Prep.</text:p>
      <text:p text:style-name="P180"><text:span text:style-name="T89">I</text:span><text:span text:style-name="T87">nside</text:span> Princess Prep <text:span text:style-name="T87">John </text:span><text:span text:style-name="T89">learns</text:span> <text:span text:style-name="T90">the </text:span>princess was <text:span text:style-name="T89">t</text:span>o <text:span text:style-name="T89">go to</text:span> the Grand Enchanted Landian Hotel. <text:s/></text:p>
      <text:p text:style-name="P180">Hubert himself sneaks into Wizard U.</text:p>
      <text:p text:style-name="P180"><text:span text:style-name="T89">He </text:span>finds the Wizard Professors have all been trapped in their own “Hall Of Fame” paintings.</text:p>
      <text:p text:style-name="P180"><text:span text:style-name="T89">One painting is missing which</text:span> Hubert realizes was Maximilian Spell’s own painting.</text:p>
      <text:p text:style-name="P180"><text:span text:style-name="T89">Hubert R</text:span>ealizes <text:span text:style-name="T91">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3">Hubert</text:span><text:span text:style-name="T89"> </text:span><text:span text:style-name="T91">peeks into the window of Fairy Godcollege only to be met by an old acquaintance.</text:span></text:p>
      <text:p text:style-name="P180"><text:span text:style-name="T91">This old acquaintance is a teach</text:span><text:span text:style-name="T93">er</text:span><text:span text:style-name="T91"> Hubert knows</text:span>, who informs him, Violet Moonshadow is also back.</text:p>
      <text:p text:style-name="P180"><text:span text:style-name="T89">Violet h</text:span>as forced all the <text:span text:style-name="T89">would-be</text:span> Fairy Godmothers <text:span text:style-name="T89">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89">John and Hubert</text:span> rendezvous <text:span text:style-name="T89">at Scarborough Faire Chicken </text:span><text:span text:style-name="T92">at the Renaissance Faire.</text:span></text:p>
      <text:p text:style-name="P180"><text:span text:style-name="T89">T</text:span>hey decide they need to find the princess, and their first lead is the hotel. <text:s/></text:p>
      <text:p text:style-name="P180">Hubert calls his old friend, The Count, <text:span text:style-name="T90">to </text:span>turn into a bat and <text:span text:style-name="T89">spy out</text:span> any trace of the Princess. <text:s/></text:p>
      <text:p text:style-name="P180">The Princess manages to escape her ropes with the help of some mice. </text:p>
      <text:p text:style-name="P180"><text:span text:style-name="T89">S</text:span>he <text:span text:style-name="T89">then </text:span>tries to escape by getting into the dumbwaiter, to which she’s forced upstairs.</text:p>
      <text:p text:style-name="P180"><text:span text:style-name="T89">S</text:span>he stumbles upon a room with some maps and things, which she <text:span text:style-name="T90">grabs</text:span>, but is recaptured. <text:s/></text:p>
      <text:p text:style-name="P180"><text:span text:style-name="T89">T</text:span><text:span text:style-name="T87">he Count comes back and tells </text:span><text:span text:style-name="T89">John and Hubert what he found.</text:span></text:p>
      <text:p text:style-name="P180">Hubert and John go and rescue her, <text:span text:style-name="T93">and arrive back at SFC</text:span><text:span text:style-name="T89">.</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4">and John use</text:span> the secret door <text:span text:style-name="T94">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5">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5">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0">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0">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5">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6">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7">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8">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7">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3">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8">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7">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99">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0">Zanzibar begins his schemes, and steals from Max at one of his shows. <text:s/>Max finding out later that he stole his money, likes the fact that Zanzibar was so good at it. <text:s/>Max offers to help Zanzibar do larger </text:span><text:soft-page-break/><text:span text:style-name="T100">productions but he needs him to do some tax collecting. <text:s/>Zanzibar agrees, and starts doing some impressive shows.</text:span></text:p>
      <text:p text:style-name="P200"/>
      <text:p text:style-name="P200">M<text:span text:style-name="T100">P</text:span>: <text:span text:style-name="T100">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0">P</text:span>P2: <text:span text:style-name="T100"><text:s/></text:span><text:span text:style-name="T101">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0">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2">Zanzibar decides to agree to Max’s terms for accepting help in producing larger shows</text:span>.</text:p>
      <text:p text:style-name="P199"/>
      <text:p text:style-name="P199">PP1: <text:span text:style-name="T102">Zanzibar realizes he wants a backup source of income should the shows start going wrong. <text:s/>So he decides to skim money off the taxes.</text:span></text:p>
      <text:p text:style-name="P199"/>
      <text:p text:style-name="P199">MP: <text:span text:style-name="T102">Zanzibar starts hiding all the money he’s accumulated in the same place.</text:span></text:p>
      <text:p text:style-name="P199"/>
      <text:p text:style-name="P199">PP2: <text:span text:style-name="T102">Max finds out Zanzibar has been skimming from the tax money, and searches for the hiding place, not knowing where it is just yet.</text:span></text:p>
      <text:p text:style-name="P199"/>
      <text:p text:style-name="P199">C: <text:span text:style-name="T102">Max finally finds the hiding place, takes the money, and then decides to betray Zanzibar, even though he was going to find a way to dispose of him later.</text:span></text:p>
      <text:p text:style-name="P199"/>
      <text:p text:style-name="P199">R: <text:span text:style-name="T102">Zanzibar narrowly escapes with the earnings from the final show, with his life.</text:span></text:p>
      <text:p text:style-name="P199"/>
      <text:p text:style-name="P189">--------------------------------------------------------------------------------------------------------------------------</text:p>
      <text:p text:style-name="P189"/>
      <text:p text:style-name="P202"><text:span text:style-name="T109">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8">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4">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4">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6">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6">MP</text:span>: <text:s/><text:span text:style-name="T105">Red gets Max to </text:span><text:span text:style-name="T106">d</text:span><text:span text:style-name="T105">emonstrate the curse removal process on one werewolf. <text:s/></text:span><text:span text:style-name="T106">They then hold Red hostage while they decide.</text:span></text:p>
      <text:p text:style-name="P96"/>
      <text:p text:style-name="P96"><text:span text:style-name="T106">PP2</text:span>: <text:span text:style-name="T105">After a few days, they bring Red out, and tell them of their decision to join Max’s army, where some including Kurt Wulf, Rottweiler’s first in command audibly dissent. <text:s/></text:span><text:span text:style-name="T106">Red rejoins Max to tell him the news.</text:span></text:p>
      <text:p text:style-name="P96"/>
      <text:p text:style-name="P96">C: <text:span text:style-name="T106">On her way back to escort the wolfpack, Kurt jumps out of the bushes.</text:span></text:p>
      <text:p text:style-name="P96"/>
      <text:p text:style-name="P99">R: <text:span text:style-name="T106">Red struggles as they tumble into the brush.</text:span></text:p>
      <text:p text:style-name="P99"/>
      <text:p text:style-name="P99">Sub-plot Outline:</text:p>
      <text:p text:style-name="P99"/>
      <text:p text:style-name="P99">II: <text:s/><text:span text:style-name="T106">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6">While trying to talk the werewolves into joining Max’s army, she’s been profiling each member of the wolfpack.</text:span></text:p>
      <text:p text:style-name="P99"/>
      <text:p text:style-name="P100">MP: <text:span text:style-name="T106">She ends up eliminating most of the werewolves that want to be free from the curse, leaving Kurt and his followers. <text:s/>After an exhaustive search, she finds that Kurt is the culprit.</text:span></text:p>
      <text:p text:style-name="P99"/>
      <text:p text:style-name="P99">PP2: <text:s/><text:span text:style-name="T106"><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6">Max replies he doesn’t know what she’s talking about, and she goes back to the wolfpack, when Kurt jumps out of the bushes.</text:span></text:p>
      <text:p text:style-name="P99"/>
      <text:p text:style-name="P99">R: <text:span text:style-name="T106">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8">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7">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1">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2">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7">Revision:</text:span></text:p>
      <text:p text:style-name="P214"/>
      <text:p text:style-name="P214">II: <text:s/>Max brings Red out of hiding.</text:p>
      <text:p text:style-name="P214"/>
      <text:p text:style-name="P214">PP1: <text:s/><text:span text:style-name="T112">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7">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7">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7">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3">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4">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5">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6">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8">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8">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8">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8">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48">Format: <text:span text:style-name="T119">RMx[page]_[room_name][suffix]</text:span> </text:p>
          <text:list>
            <text:list-item>
              <text:p text:style-name="P248">Page: 001–096 (leading zeros). </text:p>
            </text:list-item>
            <text:list-item>
              <text:p text:style-name="P248">Room Name: 1–3 words from text, lowercase, underscores. </text:p>
            </text:list-item>
            <text:list-item>
              <text:p text:style-name="P248">Suffix: 001–999 for repeats (e.g., <text:span text:style-name="T119">lapsewood001</text:span>, <text:span text:style-name="T119">lapsewood002</text:span>), no suffix if unique.</text:p>
            </text:list-item>
          </text:list>
        </text:list-item>
      </text:list>
      <text:p text:style-name="P235">1–10</text:p>
      <text:list text:style-name="L2">
        <text:list-item>
          <text:p text:style-name="P249"><text:span text:style-name="T119">RMx001_enchanted_lands</text:span> - “Enchanted Lands Magical Resort” (unique). </text:p>
        </text:list-item>
        <text:list-item>
          <text:p text:style-name="P249"><text:span text:style-name="T119">RMx002_huberts_home</text:span> - “his home” (unique). </text:p>
        </text:list-item>
        <text:list-item>
          <text:p text:style-name="P249"><text:span text:style-name="T119">RMx003_store</text:span> - “a store” (unique). </text:p>
        </text:list-item>
        <text:list-item>
          <text:p text:style-name="P249"><text:span text:style-name="T119">RMx004_train_cabin</text:span> - “train cabin” (unique). </text:p>
        </text:list-item>
        <text:list-item>
          <text:p text:style-name="P249"><text:span text:style-name="T119">RMx005_dragonmount_caves001</text:span> - “Caves of Dragonmount” (first). </text:p>
        </text:list-item>
        <text:list-item>
          <text:p text:style-name="P249"><text:soft-page-break/><text:span text:style-name="T119">RMx006_dragonmount_caves002</text:span> - “his cave” (Chester’s, repeat). </text:p>
        </text:list-item>
        <text:list-item>
          <text:p text:style-name="P249"><text:span text:style-name="T119">RMx007_dragonmount_caves003</text:span> - “his cave” (Chester’s, repeat). </text:p>
        </text:list-item>
        <text:list-item>
          <text:p text:style-name="P249"><text:span text:style-name="T119">RMx008_lapsewood001</text:span> - “a forest without leaves” → Lapsewood (first). </text:p>
        </text:list-item>
        <text:list-item>
          <text:p text:style-name="P249"><text:span text:style-name="T119">RMx009_zanzibars_stage001</text:span> - “into the Lands” → Zanzibar’s stage (first). </text:p>
        </text:list-item>
        <text:list-item>
          <text:p text:style-name="P249"><text:span text:style-name="T119">RMx010_zanzibars_stage002</text:span> - “Zanzibar then does a few tricks” (repeat).</text:p>
        </text:list-item>
      </text:list>
      <text:p text:style-name="P235">11–20</text:p>
      <text:list text:style-name="L3">
        <text:list-item>
          <text:p text:style-name="P250"><text:span text:style-name="T119">RMx011_knight_school001</text:span> - “Knight School” (first). </text:p>
        </text:list-item>
        <text:list-item>
          <text:p text:style-name="P250"><text:span text:style-name="T119">RMx012_dwarf_mines</text:span> - “dwarf mines” (unique). </text:p>
        </text:list-item>
        <text:list-item>
          <text:p text:style-name="P250"><text:span text:style-name="T119">RMx013_knight_school002</text:span> - “Knight School entrance” (repeat). </text:p>
        </text:list-item>
        <text:list-item>
          <text:p text:style-name="P250"><text:span text:style-name="T119">RMx014_princess_prep</text:span> - “Princess Prep” (unique). </text:p>
        </text:list-item>
        <text:list-item>
          <text:p text:style-name="P250"><text:span text:style-name="T119">RMx015_knight_school003</text:span> - “in front of what looks to be his statue” (repeat). </text:p>
        </text:list-item>
        <text:list-item>
          <text:p text:style-name="P250"><text:span text:style-name="T119">RMx016_wizard_u001</text:span> - “Wizard U” (first). </text:p>
        </text:list-item>
        <text:list-item>
          <text:p text:style-name="P250"><text:span text:style-name="T119">RMx017_zanzibars_stage003</text:span> - “Zanzibar does some more shows” (repeat). </text:p>
        </text:list-item>
        <text:list-item>
          <text:p text:style-name="P250"><text:span text:style-name="T119">RMx018_zanzibars_stage004</text:span> - “Max later finds his money is gone” (repeat). </text:p>
        </text:list-item>
        <text:list-item>
          <text:p text:style-name="P250"><text:span text:style-name="T119">RMx019_dragonmount_caves004</text:span> - “Nestor’s cave” (repeat). </text:p>
        </text:list-item>
        <text:list-item>
          <text:p text:style-name="P250"><text:span text:style-name="T119">RMx020_scarborough_faire001</text:span> - “Scarborough Faire Chicken” (first).</text:p>
        </text:list-item>
      </text:list>
      <text:p text:style-name="P235">21–30</text:p>
      <text:list text:style-name="L4">
        <text:list-item>
          <text:p text:style-name="P251"><text:span text:style-name="T119">RMx021_wizard_u002</text:span> - “Wizard U” (repeat). </text:p>
        </text:list-item>
        <text:list-item>
          <text:p text:style-name="P251"><text:span text:style-name="T119">RMx022_wizard_u003</text:span> - “Wizard U” (repeat). </text:p>
        </text:list-item>
        <text:list-item>
          <text:p text:style-name="P251"><text:span text:style-name="T119">RMx023_wizard_u004</text:span> - “Wizard U’s hall of fame” (repeat). </text:p>
        </text:list-item>
        <text:list-item>
          <text:p text:style-name="P251"><text:span text:style-name="T119">RMx024_maxs_castle001</text:span> - “Max’s castle” (first). </text:p>
        </text:list-item>
        <text:list-item>
          <text:p text:style-name="P251"><text:span text:style-name="T119">RMx025_fairy_godcollege001</text:span> - “Fairy Godcollege” (first). </text:p>
        </text:list-item>
        <text:list-item>
          <text:p text:style-name="P251"><text:span text:style-name="T119">RMx026_gnome_kingdom001</text:span> - “Gnome Kingdom” (first). </text:p>
        </text:list-item>
        <text:list-item>
          <text:p text:style-name="P251"><text:span text:style-name="T119">RMx027_wizard_u005</text:span> - “Wizard U’s library” (repeat). </text:p>
        </text:list-item>
        <text:list-item>
          <text:p text:style-name="P251"><text:span text:style-name="T119">RMx028_lapsewood002</text:span> - “Lapsewood” (repeat). </text:p>
        </text:list-item>
        <text:list-item>
          <text:p text:style-name="P251"><text:span text:style-name="T119">RMx029_hotel_cellar001</text:span> - “cellar” → hotel cellar (first). </text:p>
        </text:list-item>
        <text:list-item>
          <text:p text:style-name="P251"><text:span text:style-name="T119">RMx030_hotel_room</text:span> - “upstairs in the hotel” (unique).</text:p>
        </text:list-item>
      </text:list>
      <text:p text:style-name="P235">31–40</text:p>
      <text:list text:style-name="L5">
        <text:list-item>
          <text:p text:style-name="P252"><text:span text:style-name="T119">RMx031_scarborough_faire002</text:span> - “Scarborough Faire Chicken” (repeat). </text:p>
        </text:list-item>
        <text:list-item>
          <text:p text:style-name="P252"><text:span text:style-name="T119">RMx032_maxs_castle002</text:span> - “Max’s castle” (repeat). </text:p>
        </text:list-item>
        <text:list-item>
          <text:p text:style-name="P252"><text:span text:style-name="T119">RMx033_werewolf_village001</text:span> - “werewolf village” (first). </text:p>
        </text:list-item>
        <text:list-item>
          <text:p text:style-name="P252"><text:span text:style-name="T119">RMx034_werewolf_village002</text:span> - “werewolf village” (repeat). </text:p>
        </text:list-item>
        <text:list-item>
          <text:p text:style-name="P252"><text:soft-page-break/><text:span text:style-name="T119">RMx035_zanzibars_stage005</text:span> - “Zanzibar puts some of the tax money” (repeat). </text:p>
        </text:list-item>
        <text:list-item>
          <text:p text:style-name="P252"><text:span text:style-name="T119">RMx036_hotel_side</text:span> - “side door” → hotel side (unique). </text:p>
        </text:list-item>
        <text:list-item>
          <text:p text:style-name="P252"><text:span text:style-name="T119">RMx037_hotel_kitchen001</text:span> - “kitchen” → hotel kitchen (first). </text:p>
        </text:list-item>
        <text:list-item>
          <text:p text:style-name="P252"><text:span text:style-name="T119">RMx038_hotel_cellar002</text:span> - “wine cellar” (repeat). </text:p>
        </text:list-item>
        <text:list-item>
          <text:p text:style-name="P252"><text:span text:style-name="T119">RMx039_hotel_kitchen002</text:span> - “kitchen” (repeat). </text:p>
        </text:list-item>
        <text:list-item>
          <text:p text:style-name="P252"><text:span text:style-name="T119">RMx040_zanzibars_stage006</text:span> - “Max uses Zanzibar’s shows” (repeat).</text:p>
        </text:list-item>
      </text:list>
      <text:p text:style-name="P235">41–50</text:p>
      <text:list text:style-name="L6">
        <text:list-item>
          <text:p text:style-name="P253"><text:span text:style-name="T119">RMx041_hotel_exit</text:span> - “kitchen doors” → hotel exit (unique). </text:p>
        </text:list-item>
        <text:list-item>
          <text:p text:style-name="P253"><text:span text:style-name="T119">RMx042_lapsewood003</text:span> - “Lapsewood” (repeat). </text:p>
        </text:list-item>
        <text:list-item>
          <text:p text:style-name="P253"><text:span text:style-name="T119">RMx043_lapsewood004</text:span> - “Lapsewood” (repeat). </text:p>
        </text:list-item>
        <text:list-item>
          <text:p text:style-name="P253"><text:span text:style-name="T119">RMx044_lapsewood005</text:span> - “Lapsewood” (repeat). </text:p>
        </text:list-item>
        <text:list-item>
          <text:p text:style-name="P253"><text:span text:style-name="T119">RMx045_scarborough_faire003</text:span> - “Scarborough Faire Chicken” (repeat). </text:p>
        </text:list-item>
        <text:list-item>
          <text:p text:style-name="P253"><text:span text:style-name="T119">RMx046_werewolf_village003</text:span> - “werewolf village” (repeat). </text:p>
        </text:list-item>
        <text:list-item>
          <text:p text:style-name="P253"><text:span text:style-name="T119">RMx047_werewolf_village004</text:span> - “werewolf village” (repeat). </text:p>
        </text:list-item>
        <text:list-item>
          <text:p text:style-name="P253"><text:span text:style-name="T119">RMx048_open_road</text:span> - “on the road” (unique). </text:p>
        </text:list-item>
        <text:list-item>
          <text:p text:style-name="P253"><text:span text:style-name="T119">RMx049_bats_belfry001</text:span> - “Bats in the Belfry Hotel” (first). </text:p>
        </text:list-item>
        <text:list-item>
          <text:p text:style-name="P253"><text:span text:style-name="T119">RMx050_bats_belfry002</text:span> - “Bats in the Belfry Hotel” (repeat).</text:p>
        </text:list-item>
      </text:list>
      <text:p text:style-name="P235">51–60</text:p>
      <text:list text:style-name="L7">
        <text:list-item>
          <text:p text:style-name="P254"><text:span text:style-name="T119">RMx051_zanzibars_stage007</text:span> - “Zanzibar’s stage” (repeat). </text:p>
        </text:list-item>
        <text:list-item>
          <text:p text:style-name="P254"><text:span text:style-name="T119">RMx052_gnome_kingdom002</text:span> - “Gnome Kingdom” (repeat). </text:p>
        </text:list-item>
        <text:list-item>
          <text:p text:style-name="P254"><text:span text:style-name="T119">RMx053_maxs_castle003</text:span> - “Castle” (repeat). </text:p>
        </text:list-item>
        <text:list-item>
          <text:p text:style-name="P254"><text:span text:style-name="T119">RMx054_castle_dungeons</text:span> - “Castle dungeons” (unique). </text:p>
        </text:list-item>
        <text:list-item>
          <text:p text:style-name="P254"><text:span text:style-name="T119">RMx055_fairy_godcollege002</text:span> - “Fairy Godcollege” (repeat). </text:p>
        </text:list-item>
        <text:list-item>
          <text:p text:style-name="P254"><text:span text:style-name="T119">RMx056_gnome_kingdom003</text:span> - “office in the mines” (repeat). </text:p>
        </text:list-item>
        <text:list-item>
          <text:p text:style-name="P254"><text:span text:style-name="T119">RMx057_train_station001</text:span> - “train station” (first). </text:p>
        </text:list-item>
        <text:list-item>
          <text:p text:style-name="P254"><text:span text:style-name="T119">RMx058_open_sky001</text:span> - “While Sir William is flying” (first). </text:p>
        </text:list-item>
        <text:list-item>
          <text:p text:style-name="P254"><text:span text:style-name="T119">RMx059_open_sky002</text:span> - “Sir William… flying towards Crooktooth” (repeat). </text:p>
        </text:list-item>
        <text:list-item>
          <text:p text:style-name="P254"><text:span text:style-name="T119">RMx060_gnome_kingdom004</text:span> - “in the mines” (repeat).</text:p>
        </text:list-item>
      </text:list>
      <text:p text:style-name="P235">61–70</text:p>
      <text:list text:style-name="L8">
        <text:list-item>
          <text:p text:style-name="P255"><text:span text:style-name="T119">RMx061_gnome_kingdom005</text:span> - “in the mines” (repeat). </text:p>
        </text:list-item>
        <text:list-item>
          <text:p text:style-name="P255"><text:span text:style-name="T119">RMx062_train_station002</text:span> - “train” → train station (repeat). </text:p>
        </text:list-item>
        <text:list-item>
          <text:p text:style-name="P255"><text:span text:style-name="T119">RMx063_bats_belfry003</text:span> - “Bats in the Belfry Hotel” (repeat). </text:p>
        </text:list-item>
        <text:list-item>
          <text:p text:style-name="P255"><text:soft-page-break/><text:span text:style-name="T119">RMx064_knight_school004</text:span> - “Knight School” (repeat). </text:p>
        </text:list-item>
        <text:list-item>
          <text:p text:style-name="P255"><text:span text:style-name="T119">RMx065_werewolf_village005</text:span> - “Werewolf village” (repeat). </text:p>
        </text:list-item>
        <text:list-item>
          <text:p text:style-name="P255"><text:span text:style-name="T119">RMx066_werewolf_village006</text:span> - “Werewolf village” (repeat). </text:p>
        </text:list-item>
        <text:list-item>
          <text:p text:style-name="P255"><text:span text:style-name="T119">RMx067_fairy_godcollege003</text:span> - “Fairy Godcollege” (repeat). </text:p>
        </text:list-item>
        <text:list-item>
          <text:p text:style-name="P255"><text:span text:style-name="T119">RMx068_fairy_godcollege004</text:span> - “Fairy Godcollege library” (repeat). </text:p>
        </text:list-item>
        <text:list-item>
          <text:p text:style-name="P255"><text:span text:style-name="T119">RMx069_fairy_godcollege005</text:span> - “Fairy Godcollege” (repeat). </text:p>
        </text:list-item>
        <text:list-item>
          <text:p text:style-name="P255"><text:span text:style-name="T119">RMx070_bats_belfry004</text:span> - “Bats in the Belfry” (repeat).</text:p>
        </text:list-item>
      </text:list>
      <text:p text:style-name="P235">71–80</text:p>
      <text:list text:style-name="L9">
        <text:list-item>
          <text:p text:style-name="P256"><text:span text:style-name="T119">RMx071_maxs_castle004</text:span> - “Max finds out” → Castle (repeat). </text:p>
        </text:list-item>
        <text:list-item>
          <text:p text:style-name="P256"><text:span text:style-name="T119">RMx072_werewolf_village007</text:span> - “werewolf village” (repeat). </text:p>
        </text:list-item>
        <text:list-item>
          <text:p text:style-name="P256"><text:span text:style-name="T119">RMx073_werewolf_village008</text:span> - “werewolf village” (repeat). </text:p>
        </text:list-item>
        <text:list-item>
          <text:p text:style-name="P256"><text:span text:style-name="T119">RMx074_bats_belfry005</text:span> - “Bats in the Belfry Hotel” (repeat). </text:p>
        </text:list-item>
        <text:list-item>
          <text:p text:style-name="P256"><text:span text:style-name="T119">RMx075_bats_belfry006</text:span> - “Bats in the Belfry” (repeat). </text:p>
        </text:list-item>
        <text:list-item>
          <text:p text:style-name="P256"><text:span text:style-name="T119">RMx076_maxs_castle005</text:span> - “Castle” (repeat). </text:p>
        </text:list-item>
        <text:list-item>
          <text:p text:style-name="P256"><text:span text:style-name="T119">RMx077_maxs_castle006</text:span> - “Castle” (repeat). </text:p>
        </text:list-item>
        <text:list-item>
          <text:p text:style-name="P256"><text:span text:style-name="T119">RMx078_portal_zone</text:span> - “portals” (unique). </text:p>
        </text:list-item>
        <text:list-item>
          <text:p text:style-name="P256"><text:span text:style-name="T119">RMx079_catwalk001</text:span> - “catwalk” (first). </text:p>
        </text:list-item>
        <text:list-item>
          <text:p text:style-name="P256"><text:span text:style-name="T119">RMx080_throne_room001</text:span> - “throne room” (first).</text:p>
        </text:list-item>
      </text:list>
      <text:p text:style-name="P235">81–96</text:p>
      <text:list text:style-name="L10">
        <text:list-item>
          <text:p text:style-name="P257"><text:span text:style-name="T119">RMx081_battleground001</text:span> - “battle” (first). </text:p>
        </text:list-item>
        <text:list-item>
          <text:p text:style-name="P257"><text:span text:style-name="T119">RMx082_battleground002</text:span> - “battle” (repeat). </text:p>
        </text:list-item>
        <text:list-item>
          <text:p text:style-name="P257"><text:span text:style-name="T119">RMx083_battleground003</text:span> - “battle” (repeat). </text:p>
        </text:list-item>
        <text:list-item>
          <text:p text:style-name="P257"><text:span text:style-name="T119">RMx084_battleground004</text:span> - “battle” (repeat). </text:p>
        </text:list-item>
        <text:list-item>
          <text:p text:style-name="P257"><text:span text:style-name="T119">RMx085_battleground005</text:span> - “battle” (repeat). </text:p>
        </text:list-item>
        <text:list-item>
          <text:p text:style-name="P257"><text:span text:style-name="T119">RMx086_battleground006</text:span> - “battle” (repeat). </text:p>
        </text:list-item>
        <text:list-item>
          <text:p text:style-name="P257"><text:span text:style-name="T119">RMx087_battleground007</text:span> - “battle” (repeat). </text:p>
        </text:list-item>
        <text:list-item>
          <text:p text:style-name="P257"><text:span text:style-name="T119">RMx088_battleground008</text:span> - “battle” (repeat). </text:p>
        </text:list-item>
        <text:list-item>
          <text:p text:style-name="P257"><text:span text:style-name="T119">RMx089_battleground009</text:span> - “battle” (repeat). </text:p>
        </text:list-item>
        <text:list-item>
          <text:p text:style-name="P257"><text:span text:style-name="T119">RMx090_battleground010</text:span> - “battle” (repeat). </text:p>
        </text:list-item>
        <text:list-item>
          <text:p text:style-name="P257"><text:span text:style-name="T119">RMx091_battleground011</text:span> - “battle” (repeat). </text:p>
        </text:list-item>
        <text:list-item>
          <text:p text:style-name="P257"><text:span text:style-name="T119">RMx092_catwalk002</text:span> - “catwalk” (repeat). </text:p>
        </text:list-item>
        <text:list-item>
          <text:p text:style-name="P257"><text:span text:style-name="T119">RMx093_battleground012</text:span> - “battle” (repeat). </text:p>
        </text:list-item>
        <text:list-item>
          <text:p text:style-name="P257"><text:soft-page-break/><text:span text:style-name="T119">RMx094_battleground013</text:span> - “battle” (repeat). </text:p>
        </text:list-item>
        <text:list-item>
          <text:p text:style-name="P257"><text:span text:style-name="T119">RMx095_battleground014</text:span> - “battle” (repeat). </text:p>
        </text:list-item>
        <text:list-item>
          <text:p text:style-name="P257"><text:span text:style-name="T119">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5"/>
      <text:p text:style-name="P236">---</text:p>
      <text:p text:style-name="P244"><text:soft-page-break/><text:span text:style-name="T120">Revised list with room numbers:</text:span></text:p>
      <text:p text:style-name="P244"/>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4"/>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4"/>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4"/>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4"><text:soft-page-break/><text:span text:style-name="T120">Chester then leaves, and flies around while looking some more. <text:s text:c="3"/></text:span></text:p>
      <text:p text:style-name="P244"/>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4"/>
      <text:p text:style-name="P238">rm006_</text:p>
      <text:p text:style-name="P238">Chester picks up a few shiny objects from his cave, and then leaves again to search for more of his friends. <text:s/></text:p>
      <text:p text:style-name="P244"/>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4"/>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4"/>
      <text:p text:style-name="P238">rm009_</text:p>
      <text:p text:style-name="P238">In our realm (Cerulea), Zanzibar the great, magician, con artist, and thief, manages to escape the police into the Lands. <text:s text:c="3"/></text:p>
      <text:p text:style-name="P244"/>
      <text:p text:style-name="P238">rm010_</text:p>
      <text:p text:style-name="P238">Zanzibar then does a few tricks for the first locals he sees, in some random village. <text:s/></text:p>
      <text:p text:style-name="P238">Zanzibar gets his crow, Corvus, to steal from the locals. <text:s/></text:p>
      <text:p text:style-name="P244"/>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4"/>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4"/>
      <text:p text:style-name="P238">rm013_</text:p>
      <text:p text:style-name="P238">At the Knight School entrance, John talks to the guards, and then gains entrance to the school. <text:s text:c="3"/></text:p>
      <text:p text:style-name="P244"/>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4"/>
      <text:p text:style-name="P238">rm015_</text:p>
      <text:p text:style-name="P238">Hubert sneaks into Wizard U and examines the "hall of fame" paintings and notices one is missing. <text:s/></text:p>
      <text:p text:style-name="P238">After realizing what's missing, he leaves the school. <text:s/></text:p>
      <text:p text:style-name="P244"/>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4"/>
      <text:p text:style-name="P238">rm017_</text:p>
      <text:p text:style-name="P238">When John sneaks into Princess Prep he learns her first stop was supposed to be the Grand Enchanted Landian Hotel. <text:s text:c="3"/></text:p>
      <text:p text:style-name="P244"/>
      <text:p text:style-name="P238">rm018_</text:p>
      <text:p text:style-name="P238">Zanzibar does some more shows in some other villages. <text:s/></text:p>
      <text:p text:style-name="P238">Max attends one of his shows, but Corvus manages to steal from Max without his notice. <text:s text:c="3"/></text:p>
      <text:p text:style-name="P244"/>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4"/>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4"/>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4"/>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4"><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4"/>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4"/>
      <text:p text:style-name="P238">rm025_</text:p>
      <text:p text:style-name="P238">Roland goes into the dwarf mines and then from there finds a secret entrance into the Gnome Kingdom. <text:s text:c="3"/></text:p>
      <text:p text:style-name="P244"/>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4"/>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4"/>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4"/>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4"/>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4"/>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4"/>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4"/>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4"/>
      <text:p text:style-name="P238">rm034_</text:p>
      <text:p text:style-name="P238">Red goes to the werewolf village. <text:s/></text:p>
      <text:p text:style-name="P238">Red tells the werewolves led by Rottweiler that they might be rid of their curse if they join Max's army. <text:s text:c="3"/></text:p>
      <text:p text:style-name="P244"/>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4"/>
      <text:p text:style-name="P238">rm036_</text:p>
      <text:p text:style-name="P238">Zanzibar travels to a few villages and collects some tax money. <text:s/></text:p>
      <text:p text:style-name="P238">Then he puts some of the money he's collected into his own pocket. <text:s text:c="3"/></text:p>
      <text:p text:style-name="P244"/>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4"/>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4"/>
      <text:p text:style-name="P238">rm039_</text:p>
      <text:p text:style-name="P238">As they go into the kitchen of the Grand Enchanted Landian, they find a secret passage into the wine cellar. <text:s text:c="3"/></text:p>
      <text:p text:style-name="P244"/>
      <text:p text:style-name="P238">rm040_</text:p>
      <text:p text:style-name="P238">Inside the wine cellar, John hits the guard who's watching the Princess with a heavy wine bottle. <text:s/></text:p>
      <text:p text:style-name="P238">They go back upstairs to the kitchen. <text:s text:c="3"/></text:p>
      <text:p text:style-name="P244"/>
      <text:p text:style-name="P238">rm041_</text:p>
      <text:p text:style-name="P238">They try to walk out of the side doors of the kitchen, calmly and slowly. <text:s text:c="3"/></text:p>
      <text:p text:style-name="P244"/>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4"/>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4"/>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4"/>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3">sample raw gist</text:p>
      <text:p text:style-name="P243">-----------------------------------</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3">Grok 3 version of list:</text:p>
      <text:p text:style-name="P243"/>
      <text:p text:style-name="P242"><text:span text:style-name="Source_20_Text"><text:span text:style-name="T121">rm001_</text:span></text:span></text:p>
      <text:p text:style-name="P239"><text:span text:style-name="Source_20_Text"><text:span text:style-name="T121">Enchanted Lands Magical Resort was sold to a mysterious figure, by the ruler of the kingdom.</text:span></text:span></text:p>
      <text:p text:style-name="P239"><text:span text:style-name="Source_20_Text"><text:span text:style-name="T121">This figure, named Max, has systematically closed down, most of the resort.</text:span></text:span></text:p>
      <text:p text:style-name="P239"><text:span text:style-name="Source_20_Text"><text:span text:style-name="T121">Many people have disappeared including both citizens and tourists.</text:span></text:span></text:p>
      <text:p text:style-name="P239"><text:span text:style-name="Source_20_Text"><text:span text:style-name="T121">Ever since the King closed down the resort, he's been acting strangely.</text:span></text:span></text:p>
      <text:p text:style-name="P239"><text:span text:style-name="Source_20_Text"><text:span text:style-name="T121">Chief advisor and friend to the King, the Wizard Hubert, after seeing the him, goes home to prepare to get external help.</text:span></text:span></text:p>
      <text:p text:style-name="P239"/>
      <text:p text:style-name="P239"><text:span text:style-name="Source_20_Text"><text:span text:style-name="T121">rm002_</text:span></text:span></text:p>
      <text:p text:style-name="P239"><text:span text:style-name="Source_20_Text"><text:span text:style-name="T121">Hubert walks around his home, examining spell books, scrolls, and loose papers, to figure out the best course of action.</text:span></text:span></text:p>
      <text:p text:style-name="P239"><text:span text:style-name="Source_20_Text"><text:span text:style-name="T121">Hubert goes to a large crystal ball, which allows him to see into different realms, and he searches for someone to help.</text:span></text:span></text:p>
      <text:p text:style-name="P239"><text:span text:style-name="Source_20_Text"><text:span text:style-name="T121">Hubert then spots John, pulls up info about him, and then sees him enter a convenience store, to grab a Benny Wonky Bar.</text:span></text:span></text:p>
      <text:p text:style-name="P239"><text:span text:style-name="Source_20_Text"><text:span text:style-name="T121">Hubert puts a silver ticket into a 'magic' mailbox on his desk, which magically appears inside the wrapper.</text:span></text:span></text:p>
      <text:p text:style-name="P239"/>
      <text:p text:style-name="P239"><text:span text:style-name="Source_20_Text"><text:span text:style-name="T121">rm003_</text:span></text:span></text:p>
      <text:p text:style-name="P239"><text:span text:style-name="Source_20_Text"><text:span text:style-name="T121">In our realm, also called Cerulea by Enchanted Landians, John is leaving work and walking home, down the street.</text:span></text:span></text:p>
      <text:p text:style-name="P239"><text:span text:style-name="Source_20_Text"><text:span text:style-name="T121">John, stops in at a store nearby, and gets his favorite candy bar with a silver "ticket" inside.</text:span></text:span></text:p>
      <text:p text:style-name="P239"><text:span text:style-name="Source_20_Text"><text:span text:style-name="T121">John looks at the silver ticket, and says some words in the fine print, and a portal opens.</text:span></text:span></text:p>
      <text:p text:style-name="P239"><text:span text:style-name="Source_20_Text"><text:span text:style-name="T121">John steps through the portal as it closes behind him.</text:span></text:span></text:p>
      <text:p text:style-name="P239"/>
      <text:p text:style-name="P239"><text:span text:style-name="Source_20_Text"><text:span text:style-name="T121">rm004_</text:span></text:span></text:p>
      <text:p text:style-name="P239"><text:span text:style-name="Source_20_Text"><text:span text:style-name="T121">Somewhere in the kingdom, Chester, a friendly dragon, lands at the entrance to the "Caves of Dragonmount."</text:span></text:span></text:p>
      <text:p text:style-name="P239"><text:span text:style-name="Source_20_Text"><text:span text:style-name="T121">Chester walks around the cave system trying to find his friends.</text:span></text:span></text:p>
      <text:p text:style-name="P239"><text:span text:style-name="Source_20_Text"><text:span text:style-name="T121">Chester then leaves, and flies around while looking some more.</text:span></text:span></text:p>
      <text:p text:style-name="P239"/>
      <text:p text:style-name="P239"><text:span text:style-name="Source_20_Text"><text:span text:style-name="T121">rm005_</text:span></text:span></text:p>
      <text:p text:style-name="P239"><text:span text:style-name="Source_20_Text"><text:span text:style-name="T121">As Chester is flying around, he sees a random village being burned down by a friend Chester flies right into the other dragon hard enough to cause him to stop.</text:span></text:span></text:p>
      <text:p text:style-name="P239"><text:span text:style-name="Source_20_Text"><text:span text:style-name="T121">Before the other dragon could recover, Chester flies back to his own cave, under Dragonmount.</text:span></text:span></text:p>
      <text:p text:style-name="P239"/>
      <text:p text:style-name="P239"><text:span text:style-name="Source_20_Text"><text:span text:style-name="T121">rm006_</text:span></text:span></text:p>
      <text:p text:style-name="P239"><text:soft-page-break/><text:span text:style-name="Source_20_Text"><text:span text:style-name="T121">Chester picks up a few shiny objects from his cave, and then leaves again to search for more of his friends.</text:span></text:span></text:p>
      <text:p text:style-name="P239"/>
      <text:p text:style-name="P239"><text:span text:style-name="Source_20_Text"><text:span text:style-name="T121">rm007_</text:span></text:span></text:p>
      <text:p text:style-name="P239"><text:span text:style-name="Source_20_Text"><text:span text:style-name="T121">John steps into what looks like a train cabin, when he sees a beautiful young woman sitting near the front.</text:span></text:span></text:p>
      <text:p text:style-name="P239"><text:span text:style-name="Source_20_Text"><text:span text:style-name="T121">The beautiful woman is grabbed by a short fat little man, as the train cabin starts tumbling, causing John to fall.</text:span></text:span></text:p>
      <text:p text:style-name="P239"/>
      <text:p text:style-name="P239"><text:span text:style-name="Source_20_Text"><text:span text:style-name="T121">rm008_</text:span></text:span></text:p>
      <text:p text:style-name="P239"><text:span text:style-name="Source_20_Text"><text:span text:style-name="T121">John awakens in a forest without leaves as Hubert walks over and introduces himself.</text:span></text:span></text:p>
      <text:p text:style-name="P239"><text:span text:style-name="Source_20_Text"><text:span text:style-name="T121">Hubert tells John, that he brought him here, to help find out why Enchanted Lands has closed.</text:span></text:span></text:p>
      <text:p text:style-name="P239"><text:span text:style-name="Source_20_Text"><text:span text:style-name="T121">Hubert mentions that it's a good thing, that he fell near the edge of Lapsewood, since it makes you forget things.</text:span></text:span></text:p>
      <text:p text:style-name="P239"><text:span text:style-name="Source_20_Text"><text:span text:style-name="T121">Hubert and John start walking out of the leafless forest.</text:span></text:span></text:p>
      <text:p text:style-name="P239"/>
      <text:p text:style-name="P239"><text:span text:style-name="Source_20_Text"><text:span text:style-name="T121">rm009_</text:span></text:span></text:p>
      <text:p text:style-name="P239"><text:span text:style-name="Source_20_Text"><text:span text:style-name="T121">In our realm (Cerulea), Zanzibar the great, magician, con artist, and thief, manages to escape the police into the Lands.</text:span></text:span></text:p>
      <text:p text:style-name="P239"/>
      <text:p text:style-name="P239"><text:span text:style-name="Source_20_Text"><text:span text:style-name="T121">rm010_</text:span></text:span></text:p>
      <text:p text:style-name="P239"><text:span text:style-name="Source_20_Text"><text:span text:style-name="T121">Zanzibar then does a few tricks for the first locals he sees, in some random village.</text:span></text:span></text:p>
      <text:p text:style-name="P239"><text:span text:style-name="Source_20_Text"><text:span text:style-name="T121">Zanzibar gets his crow, Corvus, to steal from the locals.</text:span></text:span></text:p>
      <text:p text:style-name="P239"/>
      <text:p text:style-name="P239"><text:span text:style-name="Source_20_Text"><text:span text:style-name="T121">rm011_</text:span></text:span></text:p>
      <text:p text:style-name="P239"><text:span text:style-name="Source_20_Text"><text:span text:style-name="T121">Once they're out of the confines of Lapsewood, Hubert stops to give instructions.</text:span></text:span></text:p>
      <text:p text:style-name="P239"><text:span text:style-name="Source_20_Text"><text:span text:style-name="T121">Hubert sends John to Knight School and Princess Prep to figure out what's happening.</text:span></text:span></text:p>
      <text:p text:style-name="P239"><text:span text:style-name="Source_20_Text"><text:span text:style-name="T121">Hubert himself, goes to examine Wizard U and Fairy Godcollege.</text:span></text:span></text:p>
      <text:p text:style-name="P239"/>
      <text:p text:style-name="P239"><text:span text:style-name="Source_20_Text"><text:span text:style-name="T121">rm012_</text:span></text:span></text:p>
      <text:p text:style-name="P239"><text:span text:style-name="Source_20_Text"><text:span text:style-name="T121">Near the dwarf mines, Roland, the half-dwarf/half-giant approaches the entrance.</text:span></text:span></text:p>
      <text:p text:style-name="P239"><text:span text:style-name="Source_20_Text"><text:span text:style-name="T121">An old dwarf Roland knows, stumbles out and tells him his Dad is trapped in the Gnome Kingdom.</text:span></text:span></text:p>
      <text:p text:style-name="P239"/>
      <text:p text:style-name="P239"><text:span text:style-name="Source_20_Text"><text:span text:style-name="T121">rm013_</text:span></text:span></text:p>
      <text:p text:style-name="P239"><text:span text:style-name="Source_20_Text"><text:span text:style-name="T121">At the Knight School entrance, John talks to the guards, and then gains entrance to the school.</text:span></text:span></text:p>
      <text:p text:style-name="P239"/>
      <text:p text:style-name="P239"><text:span text:style-name="Source_20_Text"><text:span text:style-name="T121">rm014_</text:span></text:span></text:p>
      <text:p text:style-name="P239"><text:span text:style-name="Source_20_Text"><text:span text:style-name="T121">While inside Knight School, John learns a Princess was going to speak at Princess Prep but never made it.</text:span></text:span></text:p>
      <text:p text:style-name="P239"><text:soft-page-break/><text:span text:style-name="Source_20_Text"><text:span text:style-name="T121">Someone tells him the Knights are using real weapons, and dragons are terrorizing small villages.</text:span></text:span></text:p>
      <text:p text:style-name="P239"/>
      <text:p text:style-name="P239"><text:span text:style-name="Source_20_Text"><text:span text:style-name="T121">rm015_</text:span></text:span></text:p>
      <text:p text:style-name="P239"><text:span text:style-name="Source_20_Text"><text:span text:style-name="T121">Hubert sneaks into Wizard U and examines the "hall of fame" paintings and notices one is missing.</text:span></text:span></text:p>
      <text:p text:style-name="P239"><text:span text:style-name="Source_20_Text"><text:span text:style-name="T121">After realizing what's missing, he leaves the school.</text:span></text:span></text:p>
      <text:p text:style-name="P239"/>
      <text:p text:style-name="P239"><text:span text:style-name="Source_20_Text"><text:span text:style-name="T121">rm016_</text:span></text:span></text:p>
      <text:p text:style-name="P239"><text:span text:style-name="Source_20_Text"><text:span text:style-name="T121">Within Knight School grounds, two Knights are standing in front of a statue of a Knight.</text:span></text:span></text:p>
      <text:p text:style-name="P239"><text:span text:style-name="Source_20_Text"><text:span text:style-name="T121">They start discussing the disappearance of Sir William.</text:span></text:span></text:p>
      <text:p text:style-name="P239"><text:span text:style-name="Source_20_Text"><text:span text:style-name="T121">A unicorn steps up to a pool in front of the statue but behind the knights.</text:span></text:span></text:p>
      <text:p text:style-name="P239"><text:span text:style-name="Source_20_Text"><text:span text:style-name="T121">The unicorn notices a mans face for a moment, in place of his own reflection.</text:span></text:span></text:p>
      <text:p text:style-name="P239"><text:span text:style-name="Source_20_Text"><text:span text:style-name="T121">The two knights say they don't think even the Wizards at Wizard U could help, and then they leave.</text:span></text:span></text:p>
      <text:p text:style-name="P239"><text:span text:style-name="Source_20_Text"><text:span text:style-name="T121">The unicorn walks up to the statue and recognizes it as the face he saw in the reflecting pool.</text:span></text:span></text:p>
      <text:p text:style-name="P239"><text:span text:style-name="Source_20_Text"><text:span text:style-name="T121">The unicorn leaves Knight School grounds to search for Wizard U.</text:span></text:span></text:p>
      <text:p text:style-name="P239"/>
      <text:p text:style-name="P239"><text:span text:style-name="Source_20_Text"><text:span text:style-name="T121">rm017_</text:span></text:span></text:p>
      <text:p text:style-name="P239"><text:span text:style-name="Source_20_Text"><text:span text:style-name="T121">When John sneaks into Princess Prep he learns her first stop was supposed to be the Grand Enchanted Landian Hotel.</text:span></text:span></text:p>
      <text:p text:style-name="P239"/>
      <text:p text:style-name="P239"><text:span text:style-name="Source_20_Text"><text:span text:style-name="T121">rm018_</text:span></text:span></text:p>
      <text:p text:style-name="P239"><text:span text:style-name="Source_20_Text"><text:span text:style-name="T121">Zanzibar does some more shows in some other villages.</text:span></text:span></text:p>
      <text:p text:style-name="P239"><text:span text:style-name="Source_20_Text"><text:span text:style-name="T121">Max attends one of his shows, but Corvus manages to steal from Max without his notice.</text:span></text:span></text:p>
      <text:p text:style-name="P239"/>
      <text:p text:style-name="P239"><text:span text:style-name="Source_20_Text"><text:span text:style-name="T121">rm019_</text:span></text:span></text:p>
      <text:p text:style-name="P239"><text:span text:style-name="Source_20_Text"><text:span text:style-name="T121">Max leaves the last show Zanzibar put on, but on the road discovers his money is gone.</text:span></text:span></text:p>
      <text:p text:style-name="P239"><text:span text:style-name="Source_20_Text"><text:span text:style-name="T121">Max catches up to Zanzibar in another village, and then confronts him after a show, and makes a deal with him.</text:span></text:span></text:p>
      <text:p text:style-name="P239"><text:span text:style-name="Source_20_Text"><text:span text:style-name="T121">Max helps Zanzibar with larger productions, in exchange for doing some tax collection for Max.</text:span></text:span></text:p>
      <text:p text:style-name="P239"/>
      <text:p text:style-name="P239"><text:span text:style-name="Source_20_Text"><text:span text:style-name="T121">rm020_</text:span></text:span></text:p>
      <text:p text:style-name="P239"><text:span text:style-name="Source_20_Text"><text:span text:style-name="T121">Chester manages to catch up to a few of his friends in various villages to try to break them from the enchantment.</text:span></text:span></text:p>
      <text:p text:style-name="P239"><text:span text:style-name="Source_20_Text"><text:span text:style-name="T121">Chester tries to give them shiny gifts, and then breath fire on them, neither of which works.</text:span></text:span></text:p>
      <text:p text:style-name="P239"/>
      <text:p text:style-name="P239"><text:span text:style-name="Source_20_Text"><text:span text:style-name="T121">rm021_</text:span></text:span></text:p>
      <text:p text:style-name="P239"><text:span text:style-name="Source_20_Text"><text:span text:style-name="T121">Desperate Chester flies to Nestor's cave, somewhere in the White Serpent range, west of DragonMount.</text:span></text:span></text:p>
      <text:p text:style-name="P239"><text:soft-page-break/><text:span text:style-name="Source_20_Text"><text:span text:style-name="T121">Nestor gets ready to breath fire on Chester, when Chester speaks to him.</text:span></text:span></text:p>
      <text:p text:style-name="P239"><text:span text:style-name="Source_20_Text"><text:span text:style-name="T121">Nestor tells Chester that Crooktooth has enchanted the dragons to act hostile.</text:span></text:span></text:p>
      <text:p text:style-name="P239"/>
      <text:p text:style-name="P239"><text:span text:style-name="Source_20_Text"><text:span text:style-name="T121">rm022_</text:span></text:span></text:p>
      <text:p text:style-name="P239"><text:span text:style-name="Source_20_Text"><text:span text:style-name="T121">The Unicorn walks up to the door of Wizard University.</text:span></text:span></text:p>
      <text:p text:style-name="P239"><text:span text:style-name="Source_20_Text"><text:span text:style-name="T121">The Unicorn tries to push the door open, but it doesn't budge.</text:span></text:span></text:p>
      <text:p text:style-name="P239"><text:span text:style-name="Source_20_Text"><text:span text:style-name="T121">The Unicorn the gets a running start and rams the door with his horn, and then goes inside.</text:span></text:span></text:p>
      <text:p text:style-name="P239"/>
      <text:p text:style-name="P239"><text:span text:style-name="Source_20_Text"><text:span text:style-name="T121">rm023_</text:span></text:span></text:p>
      <text:p text:style-name="P239"><text:span text:style-name="Source_20_Text"><text:span text:style-name="T121">Just inside the door at Wizard U, the Unicorn reads a sign that hints at the library.</text:span></text:span></text:p>
      <text:p text:style-name="P239"><text:span text:style-name="Source_20_Text"><text:span text:style-name="T121">The Unicorn then passes through the "hall of fame", noting the paintings of each of the Wizards.</text:span></text:span></text:p>
      <text:p text:style-name="P239"><text:span text:style-name="Source_20_Text"><text:span text:style-name="T121">The Unicorn sees Hubert's painting in the hall of fame, and particuarly notes it has been defaced.</text:span></text:span></text:p>
      <text:p text:style-name="P239"><text:span text:style-name="Source_20_Text"><text:span text:style-name="T121">He then proceeds to find the library.</text:span></text:span></text:p>
      <text:p text:style-name="P239"/>
      <text:p text:style-name="P239"><text:span text:style-name="Source_20_Text"><text:span text:style-name="T121">rm024_</text:span></text:span></text:p>
      <text:p text:style-name="P239"><text:span text:style-name="Source_20_Text"><text:span text:style-name="T121">After finding the library and exploring it, he finds a section on curses, and pulls off a few books with his horn.</text:span></text:span></text:p>
      <text:p text:style-name="P239"><text:span text:style-name="Source_20_Text"><text:span text:style-name="T121">Inside the library at Wizard U, the Unicorn notices the page about 'transmogrification'.</text:span></text:span></text:p>
      <text:p text:style-name="P239"><text:span text:style-name="Source_20_Text"><text:span text:style-name="T121">Using his horn to turn the pages, he reads that anyone can be turned into anything, even a unicorn.</text:span></text:span></text:p>
      <text:p text:style-name="P239"><text:span text:style-name="Source_20_Text"><text:span text:style-name="T121">After closing the book the Unicorn notices the picture appears to be the same wizard who had his painting defaced.</text:span></text:span></text:p>
      <text:p text:style-name="P239"><text:span text:style-name="Source_20_Text"><text:span text:style-name="T121">The dust jacket reads "Hubert Halfway, resides with his spellbooks at a house near the edge of Lapsewood".</text:span></text:span></text:p>
      <text:p text:style-name="P239"><text:span text:style-name="Source_20_Text"><text:span text:style-name="T121">The Unicorn then leaves Wizard U.</text:span></text:span></text:p>
      <text:p text:style-name="P239"/>
      <text:p text:style-name="P239"><text:span text:style-name="Source_20_Text"><text:span text:style-name="T121">rm025_</text:span></text:span></text:p>
      <text:p text:style-name="P239"><text:span text:style-name="Source_20_Text"><text:span text:style-name="T121">Roland goes into the dwarf mines, and then from there finds a secret entrance into the Gnome Kingdom.</text:span></text:span></text:p>
      <text:p text:style-name="P239"/>
      <text:p text:style-name="P239"><text:span text:style-name="Source_20_Text"><text:span text:style-name="T121">rm026_</text:span></text:span></text:p>
      <text:p text:style-name="P239"><text:span text:style-name="Source_20_Text"><text:span text:style-name="T121">Hubert makes his way to Fairy Godcollege, and peeks in one of the windows.</text:span></text:span></text:p>
      <text:p text:style-name="P239"><text:span text:style-name="Source_20_Text"><text:span text:style-name="T121">At Fairy Godcollege, an old friend tells Hubert, Violet is back, and is trying to force students to become evil witches.</text:span></text:span></text:p>
      <text:p text:style-name="P239"/>
      <text:p text:style-name="P239"><text:span text:style-name="Source_20_Text"><text:span text:style-name="T121">rm027_</text:span></text:span></text:p>
      <text:p text:style-name="P239"><text:span text:style-name="Source_20_Text"><text:span text:style-name="T121">In the Gnome Kingdom, Roland notices all kinds of people and creatures working the mines.</text:span></text:span></text:p>
      <text:p text:style-name="P239"><text:span text:style-name="Source_20_Text"><text:span text:style-name="T121">He spots a giant chained to one of the machines that he can't identify, and starts walking towards him.</text:span></text:span></text:p>
      <text:p text:style-name="P239"><text:span text:style-name="Source_20_Text"><text:span text:style-name="T121">Roland asks the giant, if he's his Dad, and the giant confirms it.</text:span></text:span></text:p>
      <text:p text:style-name="P239"><text:soft-page-break/><text:span text:style-name="Source_20_Text"><text:span text:style-name="T121">He tells Roland to find Hubert Halfway, the wizard, and to tell Hubert that Max seems to need a lot of quick silver.</text:span></text:span></text:p>
      <text:p text:style-name="P239"/>
      <text:p text:style-name="P239"><text:span text:style-name="Source_20_Text"><text:span text:style-name="T121">rm028_</text:span></text:span></text:p>
      <text:p text:style-name="P239"><text:span text:style-name="Source_20_Text"><text:span text:style-name="T121">John and Hubert rendezvous at Scarborough Faire Chicken at the Renaissance Faire.</text:span></text:span></text:p>
      <text:p text:style-name="P239"><text:span text:style-name="Source_20_Text"><text:span text:style-name="T121">Since the Princess was kidnapped for a reason, they decide to find her and rescue her if possible.</text:span></text:span></text:p>
      <text:p text:style-name="P239"><text:span text:style-name="Source_20_Text"><text:span text:style-name="T121">Hubert contacts his old friend, The Count, and tells him to turn into a bat, and see if he can find the Princess.</text:span></text:span></text:p>
      <text:p text:style-name="P239"/>
      <text:p text:style-name="P239"><text:span text:style-name="Source_20_Text"><text:span text:style-name="T121">rm029_</text:span></text:span></text:p>
      <text:p text:style-name="P239"><text:span text:style-name="Source_20_Text"><text:span text:style-name="T121">As the Unicorn leaves Wizard U, he spots the Black Knight, and start running.</text:span></text:span></text:p>
      <text:p text:style-name="P239"><text:span text:style-name="Source_20_Text"><text:span text:style-name="T121">The Black Knight chases the Unicorn into a forest without leaves on the trees.</text:span></text:span></text:p>
      <text:p text:style-name="P239"><text:span text:style-name="Source_20_Text"><text:span text:style-name="T121">After a few hours, the Unicorn starts losing his memory until he no longer cares to go on.</text:span></text:span></text:p>
      <text:p text:style-name="P239"/>
      <text:p text:style-name="P239"><text:span text:style-name="Source_20_Text"><text:span text:style-name="T121">rm030_</text:span></text:span></text:p>
      <text:p text:style-name="P239"><text:span text:style-name="Source_20_Text"><text:span text:style-name="T121">In the wine cellar of the Grand Enchanted Landian, the Princess is struggling with the ropes tying her to a wine cask.</text:span></text:span></text:p>
      <text:p text:style-name="P239"><text:span text:style-name="Source_20_Text"><text:span text:style-name="T121">With the help of some mice, she manages to get free of the ropes binding her.</text:span></text:span></text:p>
      <text:p text:style-name="P239"><text:span text:style-name="Source_20_Text"><text:span text:style-name="T121">The Princess then tries to escape by getting into the dumbwaiter, only to be sent upstairs.</text:span></text:span></text:p>
      <text:p text:style-name="P239"/>
      <text:p text:style-name="P239"><text:span text:style-name="Source_20_Text"><text:span text:style-name="T121">rm031_</text:span></text:span></text:p>
      <text:p text:style-name="P239"><text:span text:style-name="Source_20_Text"><text:span text:style-name="T121">After getting out of the hotel's dumbwaiter, The Princess searches for a way out by checking out various doors.</text:span></text:span></text:p>
      <text:p text:style-name="P239"><text:span text:style-name="Source_20_Text"><text:span text:style-name="T121">She stumbles upon a room with some maps and other documents, which she grabs, but is recaptured.</text:span></text:span></text:p>
      <text:p text:style-name="P239"/>
      <text:p text:style-name="P239"><text:span text:style-name="Source_20_Text"><text:span text:style-name="T121">rm032_</text:span></text:span></text:p>
      <text:p text:style-name="P239"><text:span text:style-name="Source_20_Text"><text:span text:style-name="T121">The Count comes back to SFC and tells John and Hubert what he's found.</text:span></text:span></text:p>
      <text:p text:style-name="P239"><text:span text:style-name="Source_20_Text"><text:span text:style-name="T121">The Princess is chained to a wine cask in the cellar of the Grand Enchanted Landian.</text:span></text:span></text:p>
      <text:p text:style-name="P239"><text:span text:style-name="Source_20_Text"><text:span text:style-name="T121">Hubert and John take an empty wagon, and head toward the hotel.</text:span></text:span></text:p>
      <text:p text:style-name="P239"/>
      <text:p text:style-name="P239"><text:span text:style-name="Source_20_Text"><text:span text:style-name="T121">rm033_</text:span></text:span></text:p>
      <text:p text:style-name="P239"><text:span text:style-name="Source_20_Text"><text:span text:style-name="T121">Within the boundaries of the Gnome Kingdom, Max finds Scarlet "Red" Clover, and pulls her out of hiding.</text:span></text:span></text:p>
      <text:p text:style-name="P239"><text:span text:style-name="Source_20_Text"><text:span text:style-name="T121">Max asks Red to go and conscript the werewolves from their village into his service, due to her history with them.</text:span></text:span></text:p>
      <text:p text:style-name="P239"/>
      <text:p text:style-name="P239"><text:span text:style-name="Source_20_Text"><text:span text:style-name="T121">rm034_</text:span></text:span></text:p>
      <text:p text:style-name="P239"><text:span text:style-name="Source_20_Text"><text:span text:style-name="T121">Red goes to the werewolf village.</text:span></text:span></text:p>
      <text:p text:style-name="P239"><text:span text:style-name="Source_20_Text"><text:span text:style-name="T121">Red tells the werewolves led by Rottweiler, they might be rid of their curse if they join Max's army.</text:span></text:span></text:p>
      <text:p text:style-name="P239"/>
      <text:p text:style-name="P239"><text:soft-page-break/><text:span text:style-name="Source_20_Text"><text:span text:style-name="T121">rm035_</text:span></text:span></text:p>
      <text:p text:style-name="P239"><text:span text:style-name="Source_20_Text"><text:span text:style-name="T121">Kurt, Rotweiler's second in command, leaves the werewolf village, after remembering Red and Violet's rivalry.</text:span></text:span></text:p>
      <text:p text:style-name="P239"><text:span text:style-name="Source_20_Text"><text:span text:style-name="T121">Kurt then travels to Fairy Godcollege to meet with Violet.</text:span></text:span></text:p>
      <text:p text:style-name="P239"><text:span text:style-name="Source_20_Text"><text:span text:style-name="T121">Violet agrees to help Kurt become the leader of the pack, if Kurt eliminates Red.</text:span></text:span></text:p>
      <text:p text:style-name="P239"/>
      <text:p text:style-name="P239"><text:span text:style-name="Source_20_Text"><text:span text:style-name="T121">rm036_</text:span></text:span></text:p>
      <text:p text:style-name="P239"><text:span text:style-name="Source_20_Text"><text:span text:style-name="T121">Zanzibar travels to a few villages and collects some tax money.</text:span></text:span></text:p>
      <text:p text:style-name="P239"><text:span text:style-name="Source_20_Text"><text:span text:style-name="T121">Then he puts some of the money he's collected, into his own pocket.</text:span></text:span></text:p>
      <text:p text:style-name="P239"/>
      <text:p text:style-name="P239"><text:span text:style-name="Source_20_Text"><text:span text:style-name="T121">rm037_</text:span></text:span></text:p>
      <text:p text:style-name="P239"><text:span text:style-name="Source_20_Text"><text:span text:style-name="T121">Max is in the mines overseeing the quicksilver extraction, when a messenger comes up and speaks quietly to him.</text:span></text:span></text:p>
      <text:p text:style-name="P239"><text:span text:style-name="Source_20_Text"><text:span text:style-name="T121">Max finds out that Zanzibar is stealing from the taxes but doesn't know where Zanzibar hides it yet.</text:span></text:span></text:p>
      <text:p text:style-name="P239"/>
      <text:p text:style-name="P239"><text:span text:style-name="Source_20_Text"><text:span text:style-name="T121">rm038_</text:span></text:span></text:p>
      <text:p text:style-name="P239"><text:span text:style-name="Source_20_Text"><text:span text:style-name="T121">Hubert and John go to the Grand Enchanted Landian Hotel and arrive at the side door with some guards in front.</text:span></text:span></text:p>
      <text:p text:style-name="P239"><text:span text:style-name="Source_20_Text"><text:span text:style-name="T121">Hubert tries to conjure up a wagon with food, but only succeeds in giving the guards the illusion of the wagon.</text:span></text:span></text:p>
      <text:p text:style-name="P239"/>
      <text:p text:style-name="P239"><text:span text:style-name="Source_20_Text"><text:span text:style-name="T121">rm039_</text:span></text:span></text:p>
      <text:p text:style-name="P239"><text:span text:style-name="Source_20_Text"><text:span text:style-name="T121">As they go in to the kitchen of the Grant Enchanted Landian, they find a secret passage into the wine cellar.</text:span></text:span></text:p>
      <text:p text:style-name="P239"/>
      <text:p text:style-name="P239"><text:span text:style-name="Source_20_Text"><text:span text:style-name="T121">rm040_</text:span></text:span></text:p>
      <text:p text:style-name="P239"><text:span text:style-name="Source_20_Text"><text:span text:style-name="T121">Inside the wine cellar, John hits the guard who's watching the Princess with a heavy wine bottle.</text:span></text:span></text:p>
      <text:p text:style-name="P239"><text:span text:style-name="Source_20_Text"><text:span text:style-name="T121">They go back upstairs to the kitchen.</text:span></text:span></text:p>
      <text:p text:style-name="P239"/>
      <text:p text:style-name="P239"><text:span text:style-name="Source_20_Text"><text:span text:style-name="T121">rm041_</text:span></text:span></text:p>
      <text:p text:style-name="P239"><text:span text:style-name="Source_20_Text"><text:span text:style-name="T121">They try to walk out of the side doors of the kitchen, calmly and slowly.</text:span></text:span></text:p>
      <text:p text:style-name="P239"/>
      <text:p text:style-name="P239"><text:span text:style-name="Source_20_Text"><text:span text:style-name="T121">rm042_</text:span></text:span></text:p>
      <text:p text:style-name="P239"><text:span text:style-name="Source_20_Text"><text:span text:style-name="T121">Unbeknownst to Zanzibar, Max had his guards searching everywhere for Zanzibar's money.</text:span></text:span></text:p>
      <text:p text:style-name="P239"><text:span text:style-name="Source_20_Text"><text:span text:style-name="T121">They finally found his stash in his hotel room in the Grand Enchanted Landian and take it.</text:span></text:span></text:p>
      <text:p text:style-name="P239"/>
      <text:p text:style-name="P239"><text:span text:style-name="Source_20_Text"><text:span text:style-name="T121">rm043_</text:span></text:span></text:p>
      <text:p text:style-name="P239"><text:span text:style-name="Source_20_Text"><text:span text:style-name="T121">Max uses Zanzibar's shows to abduct more citizens and tourists for his mines, as he goes from village to village.</text:span></text:span></text:p>
      <text:p text:style-name="P239"><text:span text:style-name="Source_20_Text"><text:span text:style-name="T121">Max proposes one final big show in the hotel, since Max has enough people for his mines.</text:span></text:span></text:p>
      <text:p text:style-name="P239"><text:soft-page-break/><text:span text:style-name="Source_20_Text"><text:span text:style-name="T121">Zanzibar agrees to Max's proposal beccause he feels he has enough money to live like a King.</text:span></text:span></text:p>
      <text:p text:style-name="P239"/>
      <text:p text:style-name="P239"><text:span text:style-name="Source_20_Text"><text:span text:style-name="T121">rm044_</text:span></text:span></text:p>
      <text:p text:style-name="P239"><text:span text:style-name="Source_20_Text"><text:span text:style-name="T121">The Black Knight rides up to the Grand Enchanted Landian on his black charger.</text:span></text:span></text:p>
      <text:p text:style-name="P239"><text:span text:style-name="Source_20_Text"><text:span text:style-name="T121">Hubert and company calmly out of the kitchen doors.</text:span></text:span></text:p>
      <text:p text:style-name="P239"><text:span text:style-name="Source_20_Text"><text:span text:style-name="T121">The guard that was guarding the Princess in the cellar stumbles out, and yells "She's Escaped!"</text:span></text:span></text:p>
      <text:p text:style-name="P239"><text:span text:style-name="Source_20_Text"><text:span text:style-name="T121">They then run to the wagon and they take off, as the Black Knight begins to chase them.</text:span></text:span></text:p>
      <text:p text:style-name="P239"/>
      <text:p text:style-name="P239"><text:span text:style-name="Source_20_Text"><text:span text:style-name="T121">rm045_</text:span></text:span></text:p>
      <text:p text:style-name="P239"><text:span text:style-name="Source_20_Text"><text:span text:style-name="T121">The Black Knight chases Hubert and company in their wagon across the open land.</text:span></text:span></text:p>
      <text:p text:style-name="P239"><text:span text:style-name="Source_20_Text"><text:span text:style-name="T121">They come upon the edge of Lapsewood, the bare forest, still pursued by the Black Knight.</text:span></text:span></text:p>
      <text:p text:style-name="P239"><text:span text:style-name="Source_20_Text"><text:span text:style-name="T121">They go into the forest, and before they know it, they’re lost among the leafless trees.</text:span></text:span></text:p>
      <text:p text:style-name="P239"/>
      <text:p text:style-name="P239"><text:span text:style-name="Source_20_Text"><text:span text:style-name="T121">rm046_</text:span></text:span></text:p>
      <text:p text:style-name="P239"><text:span text:style-name="Source_20_Text"><text:span text:style-name="T121">Somewhere in the middle of the bare forest, they spot a Unicorn.</text:span></text:span></text:p>
      <text:p text:style-name="P239"><text:span text:style-name="Source_20_Text"><text:span text:style-name="T121">The Unicorn stands around but doesn't run away as they approach.</text:span></text:span></text:p>
      <text:p text:style-name="P239"><text:span text:style-name="Source_20_Text"><text:span text:style-name="T121">The princess hops out and starts petting him and talking to him.</text:span></text:span></text:p>
      <text:p text:style-name="P239"><text:span text:style-name="Source_20_Text"><text:span text:style-name="T121">John then mentions he read a book on "Unicorn sign language once."</text:span></text:span></text:p>
      <text:p text:style-name="P239"><text:span text:style-name="Source_20_Text"><text:span text:style-name="T121">John gestures to the unicorn, and they proceed to "talk".</text:span></text:span></text:p>
      <text:p text:style-name="P239"><text:span text:style-name="Source_20_Text"><text:span text:style-name="T121">When John and the Unicorn are finished, John translates and says he's forgotten where he was going, and is lost.</text:span></text:span></text:p>
      <text:p text:style-name="P239"><text:span text:style-name="Source_20_Text"><text:span text:style-name="T121">Hubert then says, he must be losing his memory because they're in Lapsewood.</text:span></text:span></text:p>
      <text:p text:style-name="P239"/>
      <text:p text:style-name="P239"><text:span text:style-name="Source_20_Text"><text:span text:style-name="T121">rm047_</text:span></text:span></text:p>
      <text:p text:style-name="P239"><text:span text:style-name="Source_20_Text"><text:span text:style-name="T121">Back at the Grand Enchanted Landian Max tells Zanzibar that he knows he's been stealing.</text:span></text:span></text:p>
      <text:p text:style-name="P239"><text:span text:style-name="Source_20_Text"><text:span text:style-name="T121">In the ballroom Max tells Zanzibar that this is his last show and then Zanzibar performing.</text:span></text:span></text:p>
      <text:p text:style-name="P239"><text:span text:style-name="Source_20_Text"><text:span text:style-name="T121">After Corvus (Zanzibar's pet crow), steals the money from the audience, Max yells that he took all his money.</text:span></text:span></text:p>
      <text:p text:style-name="P239"><text:span text:style-name="Source_20_Text"><text:span text:style-name="T121">The crowd looks angrily toward Zanzibar and starts chasing him.</text:span></text:span></text:p>
      <text:p text:style-name="P239"><text:span text:style-name="Source_20_Text"><text:span text:style-name="T121">Max gets word that the Omni-Gate is ready for testing, so he leaves for the Castle.</text:span></text:span></text:p>
      <text:p text:style-name="P239"><text:span text:style-name="Source_20_Text"><text:span text:style-name="T121">Zanzibar distracts the crowd with a few cheap tricks and escapes out the back with his loot.</text:span></text:span></text:p>
      <text:p text:style-name="P239"/>
      <text:p text:style-name="P239"><text:span text:style-name="Source_20_Text"><text:span text:style-name="T121">rm048_</text:span></text:span></text:p>
      <text:p text:style-name="P239"><text:span text:style-name="Source_20_Text"><text:span text:style-name="T121">Back in Lapsewood, Hubert realizes this may be Sir William, and then casts a spell to change him back.</text:span></text:span></text:p>
      <text:p text:style-name="P239"><text:span text:style-name="Source_20_Text"><text:span text:style-name="T121">The spell doesn't work correctly, but allows the Unicorn to talk to them in human speech.</text:span></text:span></text:p>
      <text:p text:style-name="P239"><text:span text:style-name="Source_20_Text"><text:span text:style-name="T121">The Unicorn is unable to remember his name, and they all start walking together.</text:span></text:span></text:p>
      <text:p text:style-name="P239"><text:soft-page-break/><text:span text:style-name="Source_20_Text"><text:span text:style-name="T121">Soon nobody remembers what they were doing.</text:span></text:span></text:p>
      <text:p text:style-name="P239"><text:span text:style-name="Source_20_Text"><text:span text:style-name="T121">They all stop walking, and stand and stare at each other.</text:span></text:span></text:p>
      <text:p text:style-name="P239"/>
      <text:p text:style-name="P239"><text:span text:style-name="Source_20_Text"><text:span text:style-name="T121">rm049_</text:span></text:span></text:p>
      <text:p text:style-name="P239"><text:span text:style-name="Source_20_Text"><text:span text:style-name="T121">Roland walks to the only open restaurant in town, Scarborough Faire Chicken.</text:span></text:span></text:p>
      <text:p text:style-name="P239"><text:span text:style-name="Source_20_Text"><text:span text:style-name="T121">Roland looks around and starts asking about Hubert until finally getting to The Count sitting down at a table.</text:span></text:span></text:p>
      <text:p text:style-name="P239"><text:span text:style-name="Source_20_Text"><text:span text:style-name="T121">Roland asks the count if he has any idea of where Hubert is.</text:span></text:span></text:p>
      <text:p text:style-name="P239"><text:span text:style-name="Source_20_Text"><text:span text:style-name="T121">The Count says he'll try to go find him, and turns into a bat, as Roland sits down.</text:span></text:span></text:p>
      <text:p text:style-name="P239"/>
      <text:p text:style-name="P239"><text:span text:style-name="Source_20_Text"><text:span text:style-name="T121">rm050_</text:span></text:span></text:p>
      <text:p text:style-name="P239"><text:span text:style-name="Source_20_Text"><text:span text:style-name="T121">Standing the middle of Lapsewood, John notices Hubert wearing Wizard garb and suggests he cast a spell or something.</text:span></text:span></text:p>
      <text:p text:style-name="P239"><text:span text:style-name="Source_20_Text"><text:span text:style-name="T121">Hubert reaches into a bag and pulls out some hats and puts them on then wiggles his fingers.</text:span></text:span></text:p>
      <text:p text:style-name="P239"><text:span text:style-name="Source_20_Text"><text:span text:style-name="T121">When he does this they're instantly teleported elsewhere.</text:span></text:span></text:p>
      <text:p text:style-name="P239"><text:span text:style-name="Source_20_Text"><text:span text:style-name="T121">Hubert and company, wake up on the road, and confirm it was definitely Lapsewood, because splitting headaches.</text:span></text:span></text:p>
      <text:p text:style-name="P239"><text:span text:style-name="Source_20_Text"><text:span text:style-name="T121">Hubert recognizes the road, and they travel without event to The Bats in the Belfy Hotel.</text:span></text:span></text:p>
      <text:p text:style-name="P239"/>
      <text:p text:style-name="P239"><text:span text:style-name="Source_20_Text"><text:span text:style-name="T121">rm051_</text:span></text:span></text:p>
      <text:p text:style-name="P239"><text:span text:style-name="Source_20_Text"><text:span text:style-name="T121">In the werewolf village, they tell Red they want proof of the curse being lifted.</text:span></text:span></text:p>
      <text:p text:style-name="P239"><text:span text:style-name="Source_20_Text"><text:span text:style-name="T121">She leaves and brings Max back to the village, who promptly gets rid of the curse for a few of them.</text:span></text:span></text:p>
      <text:p text:style-name="P239"><text:span text:style-name="Source_20_Text"><text:span text:style-name="T121">The Werewolves led by Rottweiler, throw Red into a hut, and discuss, and then Kurt comes back to the village.</text:span></text:span></text:p>
      <text:p text:style-name="P239"><text:span text:style-name="Source_20_Text"><text:span text:style-name="T121">The Werewolves debate joining Max's army and eventually agree, and then bring Red back out.</text:span></text:span></text:p>
      <text:p text:style-name="P239"><text:span text:style-name="Source_20_Text"><text:span text:style-name="T121">Red goes back to Max's mines and tells him the news, as Kurt and a lot of the other werewolves start grumbling.</text:span></text:span></text:p>
      <text:p text:style-name="P239"/>
      <text:p text:style-name="P239"><text:span text:style-name="Source_20_Text"><text:span text:style-name="T121">rm052_</text:span></text:span></text:p>
      <text:p text:style-name="P239"><text:span text:style-name="Source_20_Text"><text:span text:style-name="T121">At the Bat's-in-the-Belfry, Hubert dings the bell loudly a few times.</text:span></text:span></text:p>
      <text:p text:style-name="P239"><text:span text:style-name="Source_20_Text"><text:span text:style-name="T121">The Count as a bat, flies in and rematerializes in front of them.</text:span></text:span></text:p>
      <text:p text:style-name="P239"><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1">In the papers the Princess grabbed, are plans to some huge machine called the "Omni-Gate".</text:span></text:span></text:p>
      <text:p text:style-name="P239"/>
      <text:p text:style-name="P239"><text:span text:style-name="Source_20_Text"><text:span text:style-name="T121">rm053_</text:span></text:span></text:p>
      <text:p text:style-name="P239"><text:span text:style-name="Source_20_Text"><text:span text:style-name="T121">Hubert sends Roland and John into the mines.</text:span></text:span></text:p>
      <text:p text:style-name="P239"><text:span text:style-name="Source_20_Text"><text:span text:style-name="T121">Hubert tells Sir William that they're going to have to head to the castle.</text:span></text:span></text:p>
      <text:p text:style-name="P239"><text:span text:style-name="Source_20_Text"><text:span text:style-name="T121">Hubert then proceeds to cast a spell on Sir William, when Sir William sprouts some wings.</text:span></text:span></text:p>
      <text:p text:style-name="P239"><text:soft-page-break/><text:span text:style-name="Source_20_Text"><text:span text:style-name="T121">Sir William tells Hubert to hop on, and that they'll fly to the Castle.</text:span></text:span></text:p>
      <text:p text:style-name="P239"/>
      <text:p text:style-name="P239"><text:span text:style-name="Source_20_Text"><text:span text:style-name="T121">rm054_</text:span></text:span></text:p>
      <text:p text:style-name="P239"><text:span text:style-name="Source_20_Text"><text:span text:style-name="T121">Back at Nestors cave, Chester presents him with a shiny polished stone, and they both talk about the past.</text:span></text:span></text:p>
      <text:p text:style-name="P239"><text:span text:style-name="Source_20_Text"><text:span text:style-name="T121">After finding out they're long lost twin brothers, Chester and Nestor go on a search for Crooktooth.</text:span></text:span></text:p>
      <text:p text:style-name="P239"/>
      <text:p text:style-name="P239"><text:span text:style-name="Source_20_Text"><text:span text:style-name="T121">rm055_</text:span></text:span></text:p>
      <text:p text:style-name="P239"><text:span text:style-name="Source_20_Text"><text:span text:style-name="T121">The Black Knight, while hunting for Sir William, circumscribes Lapsewood, and comes to the road leaving the forest.</text:span></text:span></text:p>
      <text:p text:style-name="P239"><text:span text:style-name="Source_20_Text"><text:span text:style-name="T121">The Black Knight looks in the direction of the Bats-in-the-Belfry Hotel and sees a flying unicorn with a wizard atop.</text:span></text:span></text:p>
      <text:p text:style-name="P239"/>
      <text:p text:style-name="P239"><text:span text:style-name="Source_20_Text"><text:span text:style-name="T121">rm056_</text:span></text:span></text:p>
      <text:p text:style-name="P239"><text:span text:style-name="Source_20_Text"><text:span text:style-name="T121">Roland and John go back into the dwarf mines.</text:span></text:span></text:p>
      <text:p text:style-name="P239"><text:span text:style-name="Source_20_Text"><text:span text:style-name="T121">They use the secret door to gain entrance into the gnome kingdom.</text:span></text:span></text:p>
      <text:p text:style-name="P239"/>
      <text:p text:style-name="P239"><text:span text:style-name="Source_20_Text"><text:span text:style-name="T121">rm057_</text:span></text:span></text:p>
      <text:p text:style-name="P239"><text:span text:style-name="Source_20_Text"><text:span text:style-name="T121">Max arrives at the administration castle aboard a transport train.</text:span></text:span></text:p>
      <text:p text:style-name="P239"><text:span text:style-name="Source_20_Text"><text:span text:style-name="T121">Max has his techs activate the machine for the first time.</text:span></text:span></text:p>
      <text:p text:style-name="P239"><text:span text:style-name="Source_20_Text"><text:span text:style-name="T121">First at half power, he has them open a few gates, then a few more.</text:span></text:span></text:p>
      <text:p text:style-name="P239"><text:span text:style-name="Source_20_Text"><text:span text:style-name="T121">Thousands of gates are opened simultaneously, and then shut off.</text:span></text:span></text:p>
      <text:p text:style-name="P239"/>
      <text:p text:style-name="P239"><text:span text:style-name="Source_20_Text"><text:span text:style-name="T121">rm058_</text:span></text:span></text:p>
      <text:p text:style-name="P239"><text:span text:style-name="Source_20_Text"><text:span text:style-name="T121">Sir William lands on the west side terrace of the Castle, and let's Hubert off.</text:span></text:span></text:p>
      <text:p text:style-name="P239"><text:span text:style-name="Source_20_Text"><text:span text:style-name="T121">Hubert start systematically searching the grounds for Violet, taking care not to be seen.</text:span></text:span></text:p>
      <text:p text:style-name="P239"><text:span text:style-name="Source_20_Text"><text:span text:style-name="T121">Sir William flies off and heads back toward the Bats-in-the-Belfry.</text:span></text:span></text:p>
      <text:p text:style-name="P239"/>
      <text:p text:style-name="P239"><text:span text:style-name="Source_20_Text"><text:span text:style-name="T121">rm059_</text:span></text:span></text:p>
      <text:p text:style-name="P239"><text:span text:style-name="Source_20_Text"><text:span text:style-name="T121">Roland and John locate the office in Max's mines.</text:span></text:span></text:p>
      <text:p text:style-name="P239"><text:span text:style-name="Source_20_Text"><text:span text:style-name="T121">Roland and John then spot the dwarves tied and gagged on the floor.</text:span></text:span></text:p>
      <text:p text:style-name="P239"><text:span text:style-name="Source_20_Text"><text:span text:style-name="T121">Sneaking in Roland easily snaps the bonds holding them.</text:span></text:span></text:p>
      <text:p text:style-name="P239"><text:span text:style-name="Source_20_Text"><text:span text:style-name="T121">Roland and John are then surprised and captured by the Gnomes.</text:span></text:span></text:p>
      <text:p text:style-name="P239"/>
      <text:p text:style-name="P239"><text:span text:style-name="Source_20_Text"><text:span text:style-name="T121">rm060_</text:span></text:span></text:p>
      <text:p text:style-name="P239"><text:span text:style-name="Source_20_Text"><text:span text:style-name="T121">Violet comes out of the east gate of the castle toward the east side train depot.</text:span></text:span></text:p>
      <text:p text:style-name="P239"><text:span text:style-name="Source_20_Text"><text:span text:style-name="T121">Hubert confronts Violet and before she can do anything, casts the spell that returns the magic.</text:span></text:span></text:p>
      <text:p text:style-name="P239"><text:span text:style-name="Source_20_Text"><text:span text:style-name="T121">Violet yells to alert the guards and Hubert starts running.</text:span></text:span></text:p>
      <text:p text:style-name="P239"/>
      <text:p text:style-name="P239"><text:span text:style-name="Source_20_Text"><text:span text:style-name="T121">rm061_</text:span></text:span></text:p>
      <text:p text:style-name="P239"><text:span text:style-name="Source_20_Text"><text:span text:style-name="T121">The guards chase Hubert to the east depot.</text:span></text:span></text:p>
      <text:p text:style-name="P239"/>
      <text:p text:style-name="P239"><text:span text:style-name="Source_20_Text"><text:span text:style-name="T121">rm062_</text:span></text:span></text:p>
      <text:p text:style-name="P239"><text:soft-page-break/><text:span text:style-name="Source_20_Text"><text:span text:style-name="T121">While Sir William is flying, a huge black dragon swoops out from the sky and hits him full on.</text:span></text:span></text:p>
      <text:p text:style-name="P239"><text:span text:style-name="Source_20_Text"><text:span text:style-name="T121">The Black Knight sitting atop Crooktooth circles around and starts flying toward Sir William again.</text:span></text:span></text:p>
      <text:p text:style-name="P239"><text:span text:style-name="Source_20_Text"><text:span text:style-name="T121">After falling a bit Sir William regains his balance and starts flying towards Crooktooth.</text:span></text:span></text:p>
      <text:p text:style-name="P239"><text:span text:style-name="Source_20_Text"><text:span text:style-name="T121">Sir William gets a few hits, but doesn't do much damage to Crooktooth as he knocks Sir William out of the sky again.</text:span></text:span></text:p>
      <text:p text:style-name="P239"/>
      <text:p text:style-name="P239"><text:span text:style-name="Source_20_Text"><text:span text:style-name="T121">rm063_</text:span></text:span></text:p>
      <text:p text:style-name="P239"><text:span text:style-name="Source_20_Text"><text:span text:style-name="T121">Crooktooth starts heading toward Sir William again, when two other dragons swoop in behind him.</text:span></text:span></text:p>
      <text:p text:style-name="P239"><text:span text:style-name="Source_20_Text"><text:span text:style-name="T121">These two dragons, Chester, and Nestor, fly toward Sir William and turn around to confront Crooktooth.</text:span></text:span></text:p>
      <text:p text:style-name="P239"><text:span text:style-name="Source_20_Text"><text:span text:style-name="T121">All three start flying towards the Black Knight.</text:span></text:span></text:p>
      <text:p text:style-name="P239"/>
      <text:p text:style-name="P239"><text:span text:style-name="Source_20_Text"><text:span text:style-name="T121">rm064_</text:span></text:span></text:p>
      <text:p text:style-name="P239"><text:span text:style-name="Source_20_Text"><text:span text:style-name="T121">In the mines, the gnomes promptly put John, Roland, and the rest to work.</text:span></text:span></text:p>
      <text:p text:style-name="P239"><text:span text:style-name="Source_20_Text"><text:span text:style-name="T121">After a bit, John signals the dwarves to overpower the guards.</text:span></text:span></text:p>
      <text:p text:style-name="P239"/>
      <text:p text:style-name="P239"><text:span text:style-name="Source_20_Text"><text:span text:style-name="T121">rm065_</text:span></text:span></text:p>
      <text:p text:style-name="P239"><text:span text:style-name="Source_20_Text"><text:span text:style-name="T121">There’s an explosion that seems to come from one of the mine walls.</text:span></text:span></text:p>
      <text:p text:style-name="P239"><text:span text:style-name="Source_20_Text"><text:span text:style-name="T121">When the smoke clears, a train appears to have crashed into the mine.</text:span></text:span></text:p>
      <text:p text:style-name="P239"><text:span text:style-name="Source_20_Text"><text:span text:style-name="T121">Hubert pops out of the train.</text:span></text:span></text:p>
      <text:p text:style-name="P239"/>
      <text:p text:style-name="P239"><text:span text:style-name="Source_20_Text"><text:span text:style-name="T121">rm066_</text:span></text:span></text:p>
      <text:p text:style-name="P239"><text:span text:style-name="Source_20_Text"><text:span text:style-name="T121">Sir William and the twins manage to batter Crooktooth and his rider, the Black Knight.</text:span></text:span></text:p>
      <text:p text:style-name="P239"><text:span text:style-name="Source_20_Text"><text:span text:style-name="T121">The battle ends quickly, when the Black Knight and Crooktooth separate and fall to their deaths.</text:span></text:span></text:p>
      <text:p text:style-name="P239"/>
      <text:p text:style-name="P239"><text:span text:style-name="Source_20_Text"><text:span text:style-name="T121">rm067_</text:span></text:span></text:p>
      <text:p text:style-name="P239"><text:span text:style-name="Source_20_Text"><text:span text:style-name="T121">Red heads back to the Werewolf village when Kurt jumps out of the bushes, and they tumble back into the forest.</text:span></text:span></text:p>
      <text:p text:style-name="P239"/>
      <text:p text:style-name="P239"><text:span text:style-name="Source_20_Text"><text:span text:style-name="T121">rm068_</text:span></text:span></text:p>
      <text:p text:style-name="P239"><text:span text:style-name="Source_20_Text"><text:span text:style-name="T121">Kurt then takes Red's "riding hood" back to Violet at Fairy Godcollege.</text:span></text:span></text:p>
      <text:p text:style-name="P239"><text:span text:style-name="Source_20_Text"><text:span text:style-name="T121">Kurt reveals Red was promising to remove their curses, and that he didn’t want that.</text:span></text:span></text:p>
      <text:p text:style-name="P239"><text:span text:style-name="Source_20_Text"><text:span text:style-name="T121">He asks Violet to enhance the effects.</text:span></text:span></text:p>
      <text:p text:style-name="P239"><text:span text:style-name="Source_20_Text"><text:span text:style-name="T121">Violet agrees if he steals the "Totem of Leadership" and brings it to her, because she claims it will bind the pack to him.</text:span></text:span></text:p>
      <text:p text:style-name="P239"/>
      <text:p text:style-name="P239"><text:span text:style-name="Source_20_Text"><text:span text:style-name="T121">rm069_</text:span></text:span></text:p>
      <text:p text:style-name="P239"><text:span text:style-name="Source_20_Text"><text:span text:style-name="T121">Back in the mines, gnome guards are easily overpowered after they hear what sounds like an explosion.</text:span></text:span></text:p>
      <text:p text:style-name="P239"><text:soft-page-break/><text:span text:style-name="Source_20_Text"><text:span text:style-name="T121">The slaves get released and start to run out of the mines.</text:span></text:span></text:p>
      <text:p text:style-name="P239"><text:span text:style-name="Source_20_Text"><text:span text:style-name="T121">Hubert shouts for everyone to head to the Bats-in-the-Belfry Hotel.</text:span></text:span></text:p>
      <text:p text:style-name="P239"/>
      <text:p text:style-name="P239"><text:span text:style-name="Source_20_Text"><text:span text:style-name="T121">rm070_</text:span></text:span></text:p>
      <text:p text:style-name="P239"><text:span text:style-name="Source_20_Text"><text:span text:style-name="T121">Back at the Bats-in-the-Belfry, Hubert changes Sir William back into a man.</text:span></text:span></text:p>
      <text:p text:style-name="P239"><text:span text:style-name="Source_20_Text"><text:span text:style-name="T121">Hubert then sends John and Sir William to Knight School, to inform them and enlist their help.</text:span></text:span></text:p>
      <text:p text:style-name="P239"/>
      <text:p text:style-name="P239"><text:span text:style-name="Source_20_Text"><text:span text:style-name="T121">rm071_</text:span></text:span></text:p>
      <text:p text:style-name="P239"><text:span text:style-name="Source_20_Text"><text:span text:style-name="T121">When Kurt gets back to the werewolf village he goes into Rottweiler's hut and starts to grab the totem.</text:span></text:span></text:p>
      <text:p text:style-name="P239"><text:span text:style-name="Source_20_Text"><text:span text:style-name="T121">Thorne, Rottweiler's third in command, stops Kurt from getting the totem, they fight, and Kurt takes the totem.</text:span></text:span></text:p>
      <text:p text:style-name="P239"/>
      <text:p text:style-name="P239"><text:span text:style-name="Source_20_Text"><text:span text:style-name="T121">rm072_</text:span></text:span></text:p>
      <text:p text:style-name="P239"><text:span text:style-name="Source_20_Text"><text:span text:style-name="T121">Kurt returns to Violet at Fairy Godcollege.</text:span></text:span></text:p>
      <text:p text:style-name="P239"><text:span text:style-name="Source_20_Text"><text:span text:style-name="T121">She casts a spell, which visibly alters Kurt, and then he goes back to the Village.</text:span></text:span></text:p>
      <text:p text:style-name="P239"/>
      <text:p text:style-name="P239"><text:span text:style-name="Source_20_Text"><text:span text:style-name="T121">rm073_</text:span></text:span></text:p>
      <text:p text:style-name="P239"><text:span text:style-name="Source_20_Text"><text:span text:style-name="T121">At the village Kurt disposes of Rottweiler and most of his followers.</text:span></text:span></text:p>
      <text:p text:style-name="P239"><text:span text:style-name="Source_20_Text"><text:span text:style-name="T121">When Violet casts the spell to alter Kurt, Thorne in the village sees Kurt's own followers change as well.</text:span></text:span></text:p>
      <text:p text:style-name="P239"><text:span text:style-name="Source_20_Text"><text:span text:style-name="T121">Thorne goes and hides just out of town, and waits.</text:span></text:span></text:p>
      <text:p text:style-name="P239"/>
      <text:p text:style-name="P239"><text:span text:style-name="Source_20_Text"><text:span text:style-name="T121">rm074_</text:span></text:span></text:p>
      <text:p text:style-name="P239"><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1">The Count makes a deal with the Princess to help him find a mate, if he helps her with finding the princesses.</text:span></text:span></text:p>
      <text:p text:style-name="P239"><text:span text:style-name="Source_20_Text"><text:span text:style-name="T121">The Count then hides in her handbag in his bat form.</text:span></text:span></text:p>
      <text:p text:style-name="P239"/>
      <text:p text:style-name="P239"><text:span text:style-name="Source_20_Text"><text:span text:style-name="T121">rm075_</text:span></text:span></text:p>
      <text:p text:style-name="P239"><text:span text:style-name="Source_20_Text"><text:span text:style-name="T121">John and Sir William arrive at Knight School.</text:span></text:span></text:p>
      <text:p text:style-name="P239"><text:span text:style-name="Source_20_Text"><text:span text:style-name="T121">They convince most of the Knights and Knights-in-Training, to join them in fighting Max and his armies.</text:span></text:span></text:p>
      <text:p text:style-name="P239"><text:span text:style-name="Source_20_Text"><text:span text:style-name="T121">They, then, leave to go back to the Bats in the Belfry.</text:span></text:span></text:p>
      <text:p text:style-name="P239"/>
      <text:p text:style-name="P239"><text:span text:style-name="Source_20_Text"><text:span text:style-name="T121">rm076_</text:span></text:span></text:p>
      <text:p text:style-name="P239"><text:span text:style-name="Source_20_Text"><text:span text:style-name="T121">The Princess goes back to Princess Prep and sees a note on the door.</text:span></text:span></text:p>
      <text:p text:style-name="P239"><text:span text:style-name="Source_20_Text"><text:span text:style-name="T121">The Note says to go to Fairy GodCollege with a password.</text:span></text:span></text:p>
      <text:p text:style-name="P239"><text:span text:style-name="Source_20_Text"><text:span text:style-name="T121">The Princess with The Count, still a bat in her handbag, start towards Fairy Godcollege.</text:span></text:span></text:p>
      <text:p text:style-name="P239"/>
      <text:p text:style-name="P239"><text:span text:style-name="Source_20_Text"><text:span text:style-name="T121">rm077_</text:span></text:span></text:p>
      <text:p text:style-name="P239"><text:soft-page-break/><text:span text:style-name="Source_20_Text"><text:span text:style-name="T121">The Princess gets into Fairy GodCollege with the password, when she has to throw her bag into a box.</text:span></text:span></text:p>
      <text:p text:style-name="P239"/>
      <text:p text:style-name="P239"><text:span text:style-name="Source_20_Text"><text:span text:style-name="T121">rm078_</text:span></text:span></text:p>
      <text:p text:style-name="P239"><text:span text:style-name="Source_20_Text"><text:span text:style-name="T121">The Princess is taken to the Library as the box with her handbag goes into another room.</text:span></text:span></text:p>
      <text:p text:style-name="P239"><text:span text:style-name="Source_20_Text"><text:span text:style-name="T121">She's asked to grab some books, and opens one and then is immediately sucked inside.</text:span></text:span></text:p>
      <text:p text:style-name="P239"/>
      <text:p text:style-name="P239"><text:span text:style-name="Source_20_Text"><text:span text:style-name="T121">rm079_</text:span></text:span></text:p>
      <text:p text:style-name="P239"><text:span text:style-name="Source_20_Text"><text:span text:style-name="T121">The box travels into a room with an incinerator which the Count is barely able to make out from within the handbag.</text:span></text:span></text:p>
      <text:p text:style-name="P239"><text:span text:style-name="Source_20_Text"><text:span text:style-name="T121">Before being thrown in, The Count causes the attendant to trip, and then the Count escapes.</text:span></text:span></text:p>
      <text:p text:style-name="P239"><text:span text:style-name="Source_20_Text"><text:span text:style-name="T121">The count then leaves the incinerator room back into the hallway and hides in the shadows.</text:span></text:span></text:p>
      <text:p text:style-name="P239"><text:span text:style-name="Source_20_Text"><text:span text:style-name="T121">The Count then spots a girl going into the library, and follows her.</text:span></text:span></text:p>
      <text:p text:style-name="P239"/>
      <text:p text:style-name="P239"><text:span text:style-name="Source_20_Text"><text:span text:style-name="T121">rm080_</text:span></text:span></text:p>
      <text:p text:style-name="P239"><text:span text:style-name="Source_20_Text"><text:span text:style-name="T121">The count stops at the door to the library as it closes, and then peeks into the windows of the door.</text:span></text:span></text:p>
      <text:p text:style-name="P239"><text:span text:style-name="Source_20_Text"><text:span text:style-name="T121">The Count then sees the girl being sucked into a book, and figures this must be what happened to the Princess.</text:span></text:span></text:p>
      <text:p text:style-name="P239"><text:span text:style-name="Source_20_Text"><text:span text:style-name="T121">The Count makes it back to Hubert and John,</text:span></text:span></text:p>
      <text:p text:style-name="P239"/>
      <text:p text:style-name="P239"><text:span text:style-name="Source_20_Text"><text:span text:style-name="T121">rm081_</text:span></text:span></text:p>
      <text:p text:style-name="P239"><text:span text:style-name="Source_20_Text"><text:span text:style-name="T121">Hubert, John, and the Count, all go back to Fairy Godcollege.</text:span></text:span></text:p>
      <text:p text:style-name="P239"><text:span text:style-name="Source_20_Text"><text:span text:style-name="T121">With Hubert's full magic, they force their way in.</text:span></text:span></text:p>
      <text:p text:style-name="P239"><text:span text:style-name="Source_20_Text"><text:span text:style-name="T121">As soon as they release the vacation Fairy Godmothers, and go and get the books.</text:span></text:span></text:p>
      <text:p text:style-name="P239"><text:span text:style-name="Source_20_Text"><text:span text:style-name="T121">They then leave to go back to the Count's hotel.</text:span></text:span></text:p>
      <text:p text:style-name="P239"/>
      <text:p text:style-name="P239"><text:span text:style-name="Source_20_Text"><text:span text:style-name="T121">rm082_</text:span></text:span></text:p>
      <text:p text:style-name="P239"><text:span text:style-name="Source_20_Text"><text:span text:style-name="T121">Back at the Bats in the Belfry, John, goes into the books to bring Karin out.</text:span></text:span></text:p>
      <text:p text:style-name="P239"><text:span text:style-name="Source_20_Text"><text:span text:style-name="T121">They instruct Sir William and his men to go into the rest of the books and retrieve the rest vacation princesses.</text:span></text:span></text:p>
      <text:p text:style-name="P239"/>
      <text:p text:style-name="P239"><text:span text:style-name="Source_20_Text"><text:span text:style-name="T121">rm083_</text:span></text:span></text:p>
      <text:p text:style-name="P239"><text:span text:style-name="Source_20_Text"><text:span text:style-name="T121">They all meet back at the "Bats" lobby.</text:span></text:span></text:p>
      <text:p text:style-name="P239"><text:span text:style-name="Source_20_Text"><text:span text:style-name="T121">The Count, then, comes to Karin and asks if she can help him now, and she just points.</text:span></text:span></text:p>
      <text:p text:style-name="P239"><text:span text:style-name="Source_20_Text"><text:span text:style-name="T121">The Count looking at where she's pointing meets a beautiful woman who happens to also be a vampire and a real princess.</text:span></text:span></text:p>
      <text:p text:style-name="P239"><text:span text:style-name="Source_20_Text"><text:span text:style-name="T121">In the library Roland Jr. tells Hubert, him and his Dad are going get the help of his people.</text:span></text:span></text:p>
      <text:p text:style-name="P239"><text:span text:style-name="Source_20_Text"><text:span text:style-name="T121">Roland leaves the Hotel.</text:span></text:span></text:p>
      <text:p text:style-name="P239"/>
      <text:p text:style-name="P239"><text:soft-page-break/><text:span text:style-name="Source_20_Text"><text:span text:style-name="T121">rm084_</text:span></text:span></text:p>
      <text:p text:style-name="P239"><text:span text:style-name="Source_20_Text"><text:span text:style-name="T121">Back at the castle in the throne room, Max gets a "magic mirror" call.</text:span></text:span></text:p>
      <text:p text:style-name="P239"><text:span text:style-name="Source_20_Text"><text:span text:style-name="T121">Barty sitting on his squat throne inside the Gnome Kingdom, tells Max what has been going on.</text:span></text:span></text:p>
      <text:p text:style-name="P239"><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1">The servant returns later with Red's hood, and tells Max it was in the possession of Violet.</text:span></text:span></text:p>
      <text:p text:style-name="P239"/>
      <text:p text:style-name="P239"><text:span text:style-name="Source_20_Text"><text:span text:style-name="T121">rm085_</text:span></text:span></text:p>
      <text:p text:style-name="P239"><text:span text:style-name="Source_20_Text"><text:span text:style-name="T121">After going to the werewolf village with Violet, and confronting her and Kurt, about Red, he kills Kurt with a fireball.</text:span></text:span></text:p>
      <text:p text:style-name="P239"><text:span text:style-name="Source_20_Text"><text:span text:style-name="T121">Violet runs into the forest, and Max says he'll make anyone the leader who disposes of her.</text:span></text:span></text:p>
      <text:p text:style-name="P239"><text:span text:style-name="Source_20_Text"><text:span text:style-name="T121">Thorne comes back, but before giving him the totem, he says he'll only give it back if they agree to join his army.</text:span></text:span></text:p>
      <text:p text:style-name="P239"><text:span text:style-name="Source_20_Text"><text:span text:style-name="T121">The Werewolves under Thorne agree to join the army and Max gives him the Totem before returning to the Castle.</text:span></text:span></text:p>
      <text:p text:style-name="P239"/>
      <text:p text:style-name="P239"><text:span text:style-name="Source_20_Text"><text:span text:style-name="T121">rm086_</text:span></text:span></text:p>
      <text:p text:style-name="P239"><text:span text:style-name="Source_20_Text"><text:span text:style-name="T121">Everyone meets at the Bats in the Belfry Hotel.</text:span></text:span></text:p>
      <text:p text:style-name="P239"><text:span text:style-name="Source_20_Text"><text:span text:style-name="T121">Everyone gathers around, even spilling into the streets.</text:span></text:span></text:p>
      <text:p text:style-name="P239"><text:span text:style-name="Source_20_Text"><text:span text:style-name="T121">Hubert speaks to the crowd and they all make their battle plans.</text:span></text:span></text:p>
      <text:p text:style-name="P239"/>
      <text:p text:style-name="P239"><text:span text:style-name="Source_20_Text"><text:span text:style-name="T121">rm087_</text:span></text:span></text:p>
      <text:p text:style-name="P239"><text:span text:style-name="Source_20_Text"><text:span text:style-name="T121">On the castle grounds, on the north terrace near the Omni-Gate, Max and his armies assemble.</text:span></text:span></text:p>
      <text:p text:style-name="P239"><text:span text:style-name="Source_20_Text"><text:span text:style-name="T121">Max orders his technicians to put the machine at full power, and open all the portals.</text:span></text:span></text:p>
      <text:p text:style-name="P239"><text:span text:style-name="Source_20_Text"><text:span text:style-name="T121">As soon as all armies are assembled, he starts seeing a large amount of trains flying in.</text:span></text:span></text:p>
      <text:p text:style-name="P239"><text:span text:style-name="Source_20_Text"><text:span text:style-name="T121">Realizing, who they are, he commands his armies to attack them.</text:span></text:span></text:p>
      <text:p text:style-name="P239"><text:span text:style-name="Source_20_Text"><text:span text:style-name="T121">A large battle ensues.</text:span></text:span></text:p>
      <text:p text:style-name="P239"><text:span text:style-name="Source_20_Text"><text:span text:style-name="T121">The battle starts waning in favor of the Enchanted Landians.</text:span></text:span></text:p>
      <text:p text:style-name="P239"/>
      <text:p text:style-name="P239"><text:span text:style-name="Source_20_Text"><text:span text:style-name="T121">rm088_</text:span></text:span></text:p>
      <text:p text:style-name="P239"><text:span text:style-name="Source_20_Text"><text:span text:style-name="T121">John spots Max trying to escape via one of the portals and chases him.</text:span></text:span></text:p>
      <text:p text:style-name="P239"><text:span text:style-name="Source_20_Text"><text:span text:style-name="T121">John tackles Max but Max throws him off, and starts running for a stair well.</text:span></text:span></text:p>
      <text:p text:style-name="P239"><text:span text:style-name="Source_20_Text"><text:span text:style-name="T121">John chases Max up the stairs, and onto a catwalk, and they begin to fight.</text:span></text:span></text:p>
      <text:p text:style-name="P239"/>
      <text:p text:style-name="P239"><text:span text:style-name="Source_20_Text"><text:span text:style-name="T121">rm089_</text:span></text:span></text:p>
      <text:p text:style-name="P239"><text:span text:style-name="Source_20_Text"><text:span text:style-name="T121">John still has his silver ticket, and Max manages to grab it out of his coat.</text:span></text:span></text:p>
      <text:p text:style-name="P239"><text:span text:style-name="Source_20_Text"><text:span text:style-name="T121">While grabbing for the ticket, he pulls John down with him as he goes over the edge.</text:span></text:span></text:p>
      <text:p text:style-name="P239"><text:span text:style-name="Source_20_Text"><text:span text:style-name="T121">John holds on to the catwalk with his feet, as Max dangles below.</text:span></text:span></text:p>
      <text:p text:style-name="P239"><text:soft-page-break/><text:span text:style-name="Source_20_Text"><text:span text:style-name="T121">Max starts slipping and with the ticket in hand eventually falls.</text:span></text:span></text:p>
      <text:p text:style-name="P239"><text:span text:style-name="Source_20_Text"><text:span text:style-name="T121">John turns away as Max falls, and when he turns back, Max is gone.</text:span></text:span></text:p>
      <text:p text:style-name="P239"/>
      <text:p text:style-name="P239"><text:span text:style-name="Source_20_Text"><text:span text:style-name="T121">rm090_</text:span></text:span></text:p>
      <text:p text:style-name="P239"><text:span text:style-name="Source_20_Text"><text:span text:style-name="T121">Coming back down, out of breath and full of bruises and scratches, he notices the battle is almost over.</text:span></text:span></text:p>
      <text:p text:style-name="P239"><text:span text:style-name="Source_20_Text"><text:span text:style-name="T121">As the it comes to a close.</text:span></text:span></text:p>
      <text:p text:style-name="P239"><text:span text:style-name="Source_20_Text"><text:span text:style-name="T121">The princess and Hubert manage to make their way over to John.</text:span></text:span></text:p>
      <text:p text:style-name="P239"><text:span text:style-name="Source_20_Text"><text:span text:style-name="T121">John points to the machines controls, and Hubert runs over to the control panel to shut the machine down.</text:span></text:span></text:p>
      <text:p text:style-name="P239"/>
      <text:p text:style-name="P239"><text:span text:style-name="Source_20_Text"><text:span text:style-name="T121">rm091_</text:span></text:span></text:p>
      <text:p text:style-name="P239"><text:span text:style-name="Source_20_Text"><text:span text:style-name="T121">After the battle is over, bodies are thrown into piles, and burned.</text:span></text:span></text:p>
      <text:p text:style-name="P239"><text:span text:style-name="Source_20_Text"><text:span text:style-name="T121">Enemies are rounded up.</text:span></text:span></text:p>
      <text:p text:style-name="P239"/>
      <text:p text:style-name="P239"><text:span text:style-name="Source_20_Text"><text:span text:style-name="T121">rm092_</text:span></text:span></text:p>
      <text:p text:style-name="P239"><text:span text:style-name="Source_20_Text"><text:span text:style-name="T121">Some time later in the throne room, Hubert talks privately to John and Princess Karin.</text:span></text:span></text:p>
      <text:p text:style-name="P239"><text:span text:style-name="Source_20_Text"><text:span text:style-name="T121">Hubert states that John is probably going to become King.</text:span></text:span></text:p>
      <text:p text:style-name="P239"><text:span text:style-name="Source_20_Text"><text:span text:style-name="T121">Hubert mentions the King is still missing.</text:span></text:span></text:p>
      <text:p text:style-name="P239"><text:span text:style-name="Source_20_Text"><text:span text:style-name="T121">He also mentions that Max is still alive somewhere.</text:span></text:span></text:p>
      <text:p text:style-name="P239"><text:span text:style-name="Source_20_Text"><text:span text:style-name="T121">John mentions, he wants to have a date with Princess Karin.</text:span></text:span></text:p>
      <text:p text:style-name="P239"><text:span text:style-name="Source_20_Text"><text:span text:style-name="T121">Hubert finally sets it up, and gives it some “magical” touches.</text:span></text:span></text:p>
      <text:p text:style-name="P240"><text:span text:style-name="Source_20_Text"><text:span text:style-name="T121">He then leaves them in peace to eat dinner and to talk.</text:span></text:span></text:p>
      <text:p text:style-name="P241"><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46"><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47"><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text:span></text:span><text:soft-page-break/><text:span text:style-name="Source_20_Text"><text:span text:style-name="T128">knows the cashier and chat’s with him and mentions the USL book. <text:s/>In the mailbox route he takes the USL book home and learns it.</text:span></text:span><text:span text:style-name="T1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10</text:page-number></text:p>
      </style:header>
      <style:footer>
        <text:p text:style-name="MP2"><text:page-number text:select-page="current">2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6-02T15:15:27.125217638</dc:date>
    <meta:editing-duration>P6DT20H52M15S</meta:editing-duration>
    <meta:editing-cycles>200</meta:editing-cycles>
    <meta:generator>LibreOffice/7.4.7.2$Linux_X86_64 LibreOffice_project/40$Build-2</meta:generator>
    <meta:document-statistic meta:table-count="0" meta:image-count="0" meta:object-count="0" meta:page-count="210" meta:paragraph-count="4466" meta:word-count="77748" meta:character-count="436102" meta:non-whitespace-character-count="358879"/>
  </office:meta>
</office:document-meta>
</file>